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4"/>
    <style:style style:name="ce6" style:family="table-cell" style:parent-style-name="Default" style:data-style-name="N36"/>
    <style:style style:name="ce7" style:family="table-cell" style:parent-style-name="Default" style:data-style-name="N2"/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19"/>
    <style:style style:name="ce11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/>
    </style:style>
    <style:style style:name="ce13" style:family="table-cell" style:parent-style-name="Default" style:data-style-name="N30"/>
    <style:style style:name="ce14" style:family="table-cell" style:parent-style-name="Default" style:data-style-name="N0"/>
    <style:style style:name="ce15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4.41854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4.1275cm" style:use-optimal-column-width="true"/>
    </style:style>
    <style:style style:name="co9" style:family="table-column">
      <style:table-column-properties fo:break-before="auto" style:column-width="2.16958333333333cm" style:use-optimal-column-width="true"/>
    </style:style>
    <style:style style:name="co10" style:family="table-column">
      <style:table-column-properties fo:break-before="auto" style:column-width="3.46604166666667cm" style:use-optimal-column-width="true"/>
    </style:style>
    <style:style style:name="co11" style:family="table-column">
      <style:table-column-properties fo:break-before="auto" style:column-width="2.51354166666667cm" style:use-optimal-column-width="true"/>
    </style:style>
    <style:style style:name="co12" style:family="table-column">
      <style:table-column-properties fo:break-before="auto" style:column-width="3.413125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co14" style:family="table-column">
      <style:table-column-properties fo:break-before="auto" style:column-width="3.30729166666667cm" style:use-optimal-column-width="true"/>
    </style:style>
    <style:style style:name="co15" style:family="table-column">
      <style:table-column-properties fo:break-before="auto" style:column-width="1.77270833333333cm" style:use-optimal-column-width="true"/>
    </style:style>
    <style:style style:name="co16" style:family="table-column">
      <style:table-column-properties fo:break-before="auto" style:column-width="6.77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4">
      <style:map style:condition="of:is-true-formula(LARGE(([.$M$2:.$M$51]);MIN( 4;COUNT([.$M$2:.$M$51])))&lt;=[.M2])" style:apply-style-name="cf4" style:base-cell-address="MasalaData.M2"/>
      <style:map style:condition="of:cell-content()&gt;=2000" style:apply-style-name="cf3"/>
      <style:map style:condition="of:cell-content-is-between(1000,2000)" style:apply-style-name="cf2"/>
      <style:map style:condition="of:cell-content()&lt;1000" style:apply-style-name="cf1"/>
    </style:style>
    <style:style style:name="ce17" style:family="table-cell">
      <style:map style:condition="of:is-true-formula(LARGE(([.$M$2:.$M$51]);MIN( 4;COUNT([.$M$2:.$M$51])))&lt;=[.M2])" style:apply-style-name="cf4" style:base-cell-address="MasalaData.M2"/>
      <style:map style:condition="of:cell-content()&gt;=2000" style:apply-style-name="cf3"/>
      <style:map style:condition="of:cell-content-is-between(1000,2000)" style:apply-style-name="cf2"/>
      <style:map style:condition="of:cell-content()&lt;10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round Spices&quot;;&quot;Spice Blends&quot;;&quot;Whole Spices&quot;)">
          <table:help-message table:display="true"/>
          <table:error-message table:display="true"/>
        </table:content-validation>
      </table:content-validations>
      <table:table table:name="PivotAnalysi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Chart 1" svg:x="1.57292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4">
            <text:p>Date</text:p>
          </table:table-cell>
          <table:table-cell office:value-type="string" table:style-name="ce1">
            <text:p>Sum of Profit</text:p>
          </table:table-cell>
          <table:table-cell table:number-columns-repeated="16382"/>
        </table:table-row>
        <table:table-row table:style-name="ro1">
          <table:table-cell office:value-type="date" office:date-value="2025-01-24T00:00:00" table:style-name="ce10">
            <text:p>1/24/2025</text:p>
          </table:table-cell>
          <table:table-cell office:value-type="float" office:value="8450" table:style-name="ce15">
            <text:p>8450</text:p>
          </table:table-cell>
          <table:table-cell table:number-columns-repeated="16382"/>
        </table:table-row>
        <table:table-row table:style-name="ro1">
          <table:table-cell office:value-type="date" office:date-value="2025-02-24T00:00:00" table:style-name="ce10">
            <text:p>2/24/2025</text:p>
          </table:table-cell>
          <table:table-cell office:value-type="float" office:value="11090" table:style-name="ce15">
            <text:p>11090</text:p>
          </table:table-cell>
          <table:table-cell table:number-columns-repeated="16382"/>
        </table:table-row>
        <table:table-row table:style-name="ro1">
          <table:table-cell office:value-type="date" office:date-value="2025-03-24T00:00:00" table:style-name="ce10">
            <text:p>3/24/2025</text:p>
          </table:table-cell>
          <table:table-cell office:value-type="float" office:value="9970" table:style-name="ce15">
            <text:p>9970</text:p>
          </table:table-cell>
          <table:table-cell table:number-columns-repeated="16382"/>
        </table:table-row>
        <table:table-row table:style-name="ro1">
          <table:table-cell office:value-type="date" office:date-value="2025-04-24T00:00:00" table:style-name="ce10">
            <text:p>4/24/2025</text:p>
          </table:table-cell>
          <table:table-cell office:value-type="float" office:value="9570" table:style-name="ce15">
            <text:p>9570</text:p>
          </table:table-cell>
          <table:table-cell table:number-columns-repeated="16382"/>
        </table:table-row>
        <table:table-row table:style-name="ro1">
          <table:table-cell office:value-type="date" office:date-value="2025-05-24T00:00:00" table:style-name="ce10">
            <text:p>5/24/2025</text:p>
          </table:table-cell>
          <table:table-cell office:value-type="float" office:value="9840" table:style-name="ce15">
            <text:p>9840</text:p>
          </table:table-cell>
          <table:table-cell table:number-columns-repeated="16382"/>
        </table:table-row>
        <table:table-row table:style-name="ro1">
          <table:table-cell office:value-type="date" office:date-value="2025-06-24T00:00:00" table:style-name="ce10">
            <text:p>6/24/2025</text:p>
          </table:table-cell>
          <table:table-cell office:value-type="float" office:value="8770" table:style-name="ce15">
            <text:p>8770</text:p>
          </table:table-cell>
          <table:table-cell table:number-columns-repeated="16382"/>
        </table:table-row>
        <table:table-row table:style-name="ro1">
          <table:table-cell office:value-type="date" office:date-value="2025-07-24T00:00:00" table:style-name="ce10">
            <text:p>7/24/2025</text:p>
          </table:table-cell>
          <table:table-cell office:value-type="float" office:value="9460" table:style-name="ce15">
            <text:p>9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(blank)</text:p>
          </table:table-cell>
          <table:table-cell table:style-name="ce15"/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67150" table:style-name="ce15">
            <text:p>67150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MasalaData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71" table:default-cell-style-name="ce1"/>
        <table:table-row table:style-name="ro2">
          <table:table-cell office:value-type="string" table:style-name="ce2">
            <text:p>Order_ID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Customer_Name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State</text:p>
          </table:table-cell>
          <table:table-cell office:value-type="string" table:style-name="ce3">
            <text:p>Spice_Name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Quantity_KG</text:p>
          </table:table-cell>
          <table:table-cell office:value-type="string" table:style-name="ce3">
            <text:p>Price_Per_KG</text:p>
          </table:table-cell>
          <table:table-cell office:value-type="string" table:style-name="ce3">
            <text:p>Total_Amount</text:p>
          </table:table-cell>
          <table:table-cell office:value-type="string" table:style-name="ce3">
            <text:p>Cost_Per_KG</text:p>
          </table:table-cell>
          <table:table-cell office:value-type="string" table:style-name="ce3">
            <text:p>Profit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1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Taj Restaurant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Turmeric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5" table:style-name="ce7">
            <text:p>25.00</text:p>
          </table:table-cell>
          <table:table-cell office:value-type="float" office:value="180" table:style-name="ce7">
            <text:p>180.00</text:p>
          </table:table-cell>
          <table:table-cell office:value-type="float" office:value="4500" table:style-name="ce5">
            <text:p>4,500.00</text:p>
          </table:table-cell>
          <table:table-cell office:value-type="float" office:value="120" table:style-name="ce1">
            <text:p>120</text:p>
          </table:table-cell>
          <table:table-cell office:value-type="float" office:value="1500" table:style-name="ce16">
            <text:p>1,5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2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Spice Garden Cafe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ed Chili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15" table:style-name="ce7">
            <text:p>15.00</text:p>
          </table:table-cell>
          <table:table-cell office:value-type="float" office:value="220" table:style-name="ce7">
            <text:p>220.00</text:p>
          </table:table-cell>
          <table:table-cell office:value-type="float" office:value="3300" table:style-name="ce5">
            <text:p>3,300.00</text:p>
          </table:table-cell>
          <table:table-cell office:value-type="float" office:value="150" table:style-name="ce1">
            <text:p>150</text:p>
          </table:table-cell>
          <table:table-cell office:value-type="float" office:value="1050" table:style-name="ce16">
            <text:p>1,05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3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Royal Kitchen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Garam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0" table:style-name="ce7">
            <text:p>10.00</text:p>
          </table:table-cell>
          <table:table-cell office:value-type="float" office:value="450" table:style-name="ce7">
            <text:p>450.00</text:p>
          </table:table-cell>
          <table:table-cell office:value-type="float" office:value="4500" table:style-name="ce5">
            <text:p>4,500.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6">
            <text:p>1,5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4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Maharaja Dhaba</text:p>
          </table:table-cell>
          <table:table-cell office:value-type="string" table:style-name="ce1">
            <text:p>Nashik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umin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30" table:style-name="ce7">
            <text:p>30.00</text:p>
          </table:table-cell>
          <table:table-cell office:value-type="float" office:value="160" table:style-name="ce7">
            <text:p>160.00</text:p>
          </table:table-cell>
          <table:table-cell office:value-type="float" office:value="4800" table:style-name="ce5">
            <text:p>4,800.00</text:p>
          </table:table-cell>
          <table:table-cell office:value-type="float" office:value="110" table:style-name="ce1">
            <text:p>110</text:p>
          </table:table-cell>
          <table:table-cell office:value-type="float" office:value="1500" table:style-name="ce16">
            <text:p>1,5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5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Bombay Bites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oriander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0" table:style-name="ce7">
            <text:p>20.00</text:p>
          </table:table-cell>
          <table:table-cell office:value-type="float" office:value="140" table:style-name="ce7">
            <text:p>140.00</text:p>
          </table:table-cell>
          <table:table-cell office:value-type="float" office:value="2800" table:style-name="ce5">
            <text:p>2,800.00</text:p>
          </table:table-cell>
          <table:table-cell office:value-type="float" office:value="95" table:style-name="ce1">
            <text:p>95</text:p>
          </table:table-cell>
          <table:table-cell office:value-type="float" office:value="900" table:style-name="ce17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6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Sagar Restaurant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lack Pepper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5" table:style-name="ce7">
            <text:p>5.00</text:p>
          </table:table-cell>
          <table:table-cell office:value-type="float" office:value="800" table:style-name="ce7">
            <text:p>800.00</text:p>
          </table:table-cell>
          <table:table-cell office:value-type="float" office:value="4000" table:style-name="ce5">
            <text:p>4,000.00</text:p>
          </table:table-cell>
          <table:table-cell office:value-type="float" office:value="600" table:style-name="ce1">
            <text:p>600</text:p>
          </table:table-cell>
          <table:table-cell office:value-type="float" office:value="1000" table:style-name="ce16">
            <text:p>1,0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7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Krishna Cafe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ardamom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2" table:style-name="ce7">
            <text:p>2.00</text:p>
          </table:table-cell>
          <table:table-cell office:value-type="float" office:value="2500" table:style-name="ce7">
            <text:p>2500.00</text:p>
          </table:table-cell>
          <table:table-cell office:value-type="float" office:value="5000" table:style-name="ce5">
            <text:p>5,000.00</text:p>
          </table:table-cell>
          <table:table-cell office:value-type="float" office:value="2000" table:style-name="ce5">
            <text:p>2,000.00</text:p>
          </table:table-cell>
          <table:table-cell office:value-type="float" office:value="1000" table:style-name="ce16">
            <text:p>1,0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8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Golden Spoon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Turmeric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35" table:style-name="ce7">
            <text:p>35.00</text:p>
          </table:table-cell>
          <table:table-cell office:value-type="float" office:value="180" table:style-name="ce7">
            <text:p>180.00</text:p>
          </table:table-cell>
          <table:table-cell office:value-type="float" office:value="6300" table:style-name="ce5">
            <text:p>6,300.00</text:p>
          </table:table-cell>
          <table:table-cell office:value-type="float" office:value="120" table:style-name="ce1">
            <text:p>120</text:p>
          </table:table-cell>
          <table:table-cell office:value-type="float" office:value="2100" table:style-name="ce16">
            <text:p>2,1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09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Pune Palace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iryani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2" table:style-name="ce7">
            <text:p>12.00</text:p>
          </table:table-cell>
          <table:table-cell office:value-type="float" office:value="380" table:style-name="ce7">
            <text:p>380.00</text:p>
          </table:table-cell>
          <table:table-cell office:value-type="float" office:value="4560" table:style-name="ce5">
            <text:p>4,560.00</text:p>
          </table:table-cell>
          <table:table-cell office:value-type="float" office:value="250" table:style-name="ce1">
            <text:p>250</text:p>
          </table:table-cell>
          <table:table-cell office:value-type="float" office:value="1560" table:style-name="ce16">
            <text:p>1,56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0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Marathi Mandir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ed Chili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8" table:style-name="ce7">
            <text:p>28.00</text:p>
          </table:table-cell>
          <table:table-cell office:value-type="float" office:value="220" table:style-name="ce7">
            <text:p>220.00</text:p>
          </table:table-cell>
          <table:table-cell office:value-type="float" office:value="6160" table:style-name="ce5">
            <text:p>6,160.00</text:p>
          </table:table-cell>
          <table:table-cell office:value-type="float" office:value="150" table:style-name="ce1">
            <text:p>150</text:p>
          </table:table-cell>
          <table:table-cell office:value-type="float" office:value="1960" table:style-name="ce16">
            <text:p>1,96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1</text:p>
          </table:table-cell>
          <table:table-cell office:value-type="date" office:date-value="2025-02-24T00:00:00" table:style-name="ce6">
            <text:p>24-Feb-25</text:p>
          </table:table-cell>
          <table:table-cell table:style-name="ce1"/>
          <table:table-cell office:value-type="string" table:style-name="ce1">
            <text:p>Deccan Delights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Mustard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8" table:style-name="ce7">
            <text:p>18.00</text:p>
          </table:table-cell>
          <table:table-cell office:value-type="float" office:value="120" table:style-name="ce7">
            <text:p>120.00</text:p>
          </table:table-cell>
          <table:table-cell office:value-type="float" office:value="2160" table:style-name="ce5">
            <text:p>2,160.00</text:p>
          </table:table-cell>
          <table:table-cell office:value-type="float" office:value="80" table:style-name="ce1">
            <text:p>80</text:p>
          </table:table-cell>
          <table:table-cell office:value-type="float" office:value="720" table:style-name="ce17">
            <text:p>72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2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Mumbai Masala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Garam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8" table:style-name="ce7">
            <text:p>8.00</text:p>
          </table:table-cell>
          <table:table-cell office:value-type="float" office:value="450" table:style-name="ce7">
            <text:p>450.00</text:p>
          </table:table-cell>
          <table:table-cell office:value-type="float" office:value="3600" table:style-name="ce5">
            <text:p>3,600.00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style-name="ce16">
            <text:p>1,2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3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Nashik Nosh</text:p>
          </table:table-cell>
          <table:table-cell office:value-type="string" table:style-name="ce1">
            <text:p>Nashik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umin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25" table:style-name="ce7">
            <text:p>25.00</text:p>
          </table:table-cell>
          <table:table-cell office:value-type="float" office:value="160" table:style-name="ce7">
            <text:p>160.00</text:p>
          </table:table-cell>
          <table:table-cell office:value-type="float" office:value="4000" table:style-name="ce5">
            <text:p>4,000.00</text:p>
          </table:table-cell>
          <table:table-cell office:value-type="float" office:value="110" table:style-name="ce1">
            <text:p>110</text:p>
          </table:table-cell>
          <table:table-cell office:value-type="float" office:value="1250" table:style-name="ce16">
            <text:p>1,25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4</text:p>
          </table:table-cell>
          <table:table-cell office:value-type="date" office:date-value="2025-02-24T00:00:00" table:style-name="ce6">
            <text:p>24-Feb-25</text:p>
          </table:table-cell>
          <table:table-cell table:style-name="ce1"/>
          <table:table-cell office:value-type="string" table:style-name="ce1">
            <text:p>Spicy Affairs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lack Pepper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7" table:style-name="ce7">
            <text:p>7.00</text:p>
          </table:table-cell>
          <table:table-cell office:value-type="float" office:value="800" table:style-name="ce7">
            <text:p>800.00</text:p>
          </table:table-cell>
          <table:table-cell office:value-type="float" office:value="5600" table:style-name="ce5">
            <text:p>5,600.00</text:p>
          </table:table-cell>
          <table:table-cell office:value-type="float" office:value="600" table:style-name="ce1">
            <text:p>600</text:p>
          </table:table-cell>
          <table:table-cell office:value-type="float" office:value="1400" table:style-name="ce16">
            <text:p>1,4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5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Royal Kitchen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innamon Stick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3" table:style-name="ce7">
            <text:p>3.00</text:p>
          </table:table-cell>
          <table:table-cell office:value-type="float" office:value="1200" table:style-name="ce7">
            <text:p>1200.00</text:p>
          </table:table-cell>
          <table:table-cell office:value-type="float" office:value="3600" table:style-name="ce5">
            <text:p>3,600.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7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6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Aurangabad Eats</text:p>
          </table:table-cell>
          <table:table-cell office:value-type="string" table:style-name="ce1">
            <text:p>Aurangabad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Turmeric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40" table:style-name="ce7">
            <text:p>40.00</text:p>
          </table:table-cell>
          <table:table-cell office:value-type="float" office:value="180" table:style-name="ce7">
            <text:p>180.00</text:p>
          </table:table-cell>
          <table:table-cell office:value-type="float" office:value="7200" table:style-name="ce5">
            <text:p>7,200.00</text:p>
          </table:table-cell>
          <table:table-cell office:value-type="float" office:value="120" table:style-name="ce1">
            <text:p>120</text:p>
          </table:table-cell>
          <table:table-cell office:value-type="float" office:value="2400" table:style-name="ce16">
            <text:p>2,4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7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Kolhapur Kitchen</text:p>
          </table:table-cell>
          <table:table-cell office:value-type="string" table:style-name="ce1">
            <text:p>Kolha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Kolhapuri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5" table:style-name="ce7">
            <text:p>15.00</text:p>
          </table:table-cell>
          <table:table-cell office:value-type="float" office:value="350" table:style-name="ce7">
            <text:p>350.00</text:p>
          </table:table-cell>
          <table:table-cell office:value-type="float" office:value="5250" table:style-name="ce5">
            <text:p>5,250.00</text:p>
          </table:table-cell>
          <table:table-cell office:value-type="float" office:value="220" table:style-name="ce1">
            <text:p>220</text:p>
          </table:table-cell>
          <table:table-cell office:value-type="float" office:value="1950" table:style-name="ce16">
            <text:p>1,95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8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Solapur Spices</text:p>
          </table:table-cell>
          <table:table-cell office:value-type="string" table:style-name="ce1">
            <text:p>Sola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ed Chili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2" table:style-name="ce7">
            <text:p>22.00</text:p>
          </table:table-cell>
          <table:table-cell office:value-type="float" office:value="220" table:style-name="ce7">
            <text:p>220.00</text:p>
          </table:table-cell>
          <table:table-cell office:value-type="float" office:value="4840" table:style-name="ce5">
            <text:p>4,840.00</text:p>
          </table:table-cell>
          <table:table-cell office:value-type="float" office:value="150" table:style-name="ce1">
            <text:p>150</text:p>
          </table:table-cell>
          <table:table-cell office:value-type="float" office:value="1540" table:style-name="ce16">
            <text:p>1,54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19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Sunita Singh</text:p>
          </table:table-cell>
          <table:table-cell table:style-name="ce1"/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Orange Peel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8" table:style-name="ce7">
            <text:p>8.00</text:p>
          </table:table-cell>
          <table:table-cell office:value-type="float" office:value="300" table:style-name="ce7">
            <text:p>300.00</text:p>
          </table:table-cell>
          <table:table-cell office:value-type="float" office:value="2400" table:style-name="ce5">
            <text:p>2,400.00</text:p>
          </table:table-cell>
          <table:table-cell office:value-type="float" office:value="200" table:style-name="ce1">
            <text:p>200</text:p>
          </table:table-cell>
          <table:table-cell office:value-type="float" office:value="800" table:style-name="ce17">
            <text:p>8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0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Mumbai Central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hat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20" table:style-name="ce7">
            <text:p>20.00</text:p>
          </table:table-cell>
          <table:table-cell office:value-type="float" office:value="280" table:style-name="ce7">
            <text:p>280.00</text:p>
          </table:table-cell>
          <table:table-cell office:value-type="float" office:value="5600" table:style-name="ce5">
            <text:p>5,600.0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6">
            <text:p>2,0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1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Dhule Dining</text:p>
          </table:table-cell>
          <table:table-cell office:value-type="string" table:style-name="ce1">
            <text:p>Dhul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oriander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32" table:style-name="ce7">
            <text:p>32.00</text:p>
          </table:table-cell>
          <table:table-cell office:value-type="float" office:value="130" table:style-name="ce7">
            <text:p>130.00</text:p>
          </table:table-cell>
          <table:table-cell office:value-type="float" office:value="4160" table:style-name="ce5">
            <text:p>4,160.00</text:p>
          </table:table-cell>
          <table:table-cell office:value-type="float" office:value="90" table:style-name="ce1">
            <text:p>90</text:p>
          </table:table-cell>
          <table:table-cell office:value-type="float" office:value="1280" table:style-name="ce16">
            <text:p>1,28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2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Amit Kumar</text:p>
          </table:table-cell>
          <table:table-cell table:style-name="ce1"/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Fennel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4" table:style-name="ce7">
            <text:p>14.00</text:p>
          </table:table-cell>
          <table:table-cell office:value-type="float" office:value="200" table:style-name="ce7">
            <text:p>200.00</text:p>
          </table:table-cell>
          <table:table-cell office:value-type="float" office:value="2800" table:style-name="ce5">
            <text:p>2,800.00</text:p>
          </table:table-cell>
          <table:table-cell office:value-type="float" office:value="140" table:style-name="ce1">
            <text:p>140</text:p>
          </table:table-cell>
          <table:table-cell office:value-type="float" office:value="840" table:style-name="ce17">
            <text:p>84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3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Latur Lunch</text:p>
          </table:table-cell>
          <table:table-cell office:value-type="string" table:style-name="ce1">
            <text:p>Lat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Fenugreek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0" table:style-name="ce7">
            <text:p>10.00</text:p>
          </table:table-cell>
          <table:table-cell office:value-type="float" office:value="180" table:style-name="ce7">
            <text:p>180.00</text:p>
          </table:table-cell>
          <table:table-cell office:value-type="float" office:value="1800" table:style-name="ce5">
            <text:p>1,800.00</text:p>
          </table:table-cell>
          <table:table-cell office:value-type="float" office:value="120" table:style-name="ce1">
            <text:p>120</text:p>
          </table:table-cell>
          <table:table-cell office:value-type="float" office:value="600" table:style-name="ce17">
            <text:p>6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4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Thane Tiffin</text:p>
          </table:table-cell>
          <table:table-cell office:value-type="string" table:style-name="ce1">
            <text:p>Tha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Sambhar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8" table:style-name="ce7">
            <text:p>18.00</text:p>
          </table:table-cell>
          <table:table-cell office:value-type="float" office:value="320" table:style-name="ce7">
            <text:p>320.00</text:p>
          </table:table-cell>
          <table:table-cell office:value-type="float" office:value="5760" table:style-name="ce5">
            <text:p>5,760.00</text:p>
          </table:table-cell>
          <table:table-cell office:value-type="float" office:value="200" table:style-name="ce1">
            <text:p>200</text:p>
          </table:table-cell>
          <table:table-cell office:value-type="float" office:value="2160" table:style-name="ce16">
            <text:p>2,16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5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Sangli Sweets</text:p>
          </table:table-cell>
          <table:table-cell office:value-type="string" table:style-name="ce1">
            <text:p>Sangl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Turmeric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30" table:style-name="ce7">
            <text:p>30.00</text:p>
          </table:table-cell>
          <table:table-cell office:value-type="float" office:value="180" table:style-name="ce7">
            <text:p>180.00</text:p>
          </table:table-cell>
          <table:table-cell office:value-type="float" office:value="5400" table:style-name="ce5">
            <text:p>5,400.00</text:p>
          </table:table-cell>
          <table:table-cell office:value-type="float" office:value="120" table:style-name="ce1">
            <text:p>120</text:p>
          </table:table-cell>
          <table:table-cell office:value-type="float" office:value="1800" table:style-name="ce16">
            <text:p>1,8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6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Satara Snacks</text:p>
          </table:table-cell>
          <table:table-cell office:value-type="string" table:style-name="ce1">
            <text:p>Satara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ed Chili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6" table:style-name="ce7">
            <text:p>26.00</text:p>
          </table:table-cell>
          <table:table-cell office:value-type="float" office:value="220" table:style-name="ce7">
            <text:p>220.00</text:p>
          </table:table-cell>
          <table:table-cell office:value-type="float" office:value="5720" table:style-name="ce5">
            <text:p>5,720.00</text:p>
          </table:table-cell>
          <table:table-cell office:value-type="float" office:value="150" table:style-name="ce1">
            <text:p>150</text:p>
          </table:table-cell>
          <table:table-cell office:value-type="float" office:value="1820" table:style-name="ce16">
            <text:p>1,82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7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Ahmednagar Appetite</text:p>
          </table:table-cell>
          <table:table-cell office:value-type="string" table:style-name="ce1">
            <text:p>Ahmednaga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umin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35" table:style-name="ce7">
            <text:p>35.00</text:p>
          </table:table-cell>
          <table:table-cell office:value-type="float" office:value="160" table:style-name="ce7">
            <text:p>160.00</text:p>
          </table:table-cell>
          <table:table-cell office:value-type="float" office:value="5600" table:style-name="ce5">
            <text:p>5,600.00</text:p>
          </table:table-cell>
          <table:table-cell office:value-type="float" office:value="110" table:style-name="ce1">
            <text:p>110</text:p>
          </table:table-cell>
          <table:table-cell office:value-type="float" office:value="1750" table:style-name="ce16">
            <text:p>1,75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8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Beed Bites</text:p>
          </table:table-cell>
          <table:table-cell office:value-type="string" table:style-name="ce1">
            <text:p>Beed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lack Mustard Seed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2" table:style-name="ce7">
            <text:p>12.00</text:p>
          </table:table-cell>
          <table:table-cell office:value-type="float" office:value="150" table:style-name="ce7">
            <text:p>150.00</text:p>
          </table:table-cell>
          <table:table-cell office:value-type="float" office:value="1800" table:style-name="ce5">
            <text:p>1,800.00</text:p>
          </table:table-cell>
          <table:table-cell office:value-type="float" office:value="100" table:style-name="ce1">
            <text:p>100</text:p>
          </table:table-cell>
          <table:table-cell office:value-type="float" office:value="600" table:style-name="ce17">
            <text:p>6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29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Jalgaon Junction</text:p>
          </table:table-cell>
          <table:table-cell office:value-type="string" table:style-name="ce1">
            <text:p>Jalgaon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anana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6" table:style-name="ce7">
            <text:p>6.00</text:p>
          </table:table-cell>
          <table:table-cell office:value-type="float" office:value="400" table:style-name="ce7">
            <text:p>400.00</text:p>
          </table:table-cell>
          <table:table-cell office:value-type="float" office:value="2400" table:style-name="ce5">
            <text:p>2,400.00</text:p>
          </table:table-cell>
          <table:table-cell office:value-type="float" office:value="280" table:style-name="ce1">
            <text:p>280</text:p>
          </table:table-cell>
          <table:table-cell office:value-type="float" office:value="720" table:style-name="ce17">
            <text:p>72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0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Akola Appetite</text:p>
          </table:table-cell>
          <table:table-cell office:value-type="string" table:style-name="ce1">
            <text:p>Akola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Garam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4" table:style-name="ce7">
            <text:p>14.00</text:p>
          </table:table-cell>
          <table:table-cell office:value-type="float" office:value="450" table:style-name="ce7">
            <text:p>450.00</text:p>
          </table:table-cell>
          <table:table-cell office:value-type="float" office:value="6300" table:style-name="ce5">
            <text:p>6,300.00</text:p>
          </table:table-cell>
          <table:table-cell office:value-type="float" office:value="300" table:style-name="ce1">
            <text:p>300</text:p>
          </table:table-cell>
          <table:table-cell office:value-type="float" office:value="2100" table:style-name="ce16">
            <text:p>2,1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1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Wardha Wonders</text:p>
          </table:table-cell>
          <table:table-cell office:value-type="string" table:style-name="ce1">
            <text:p>Wardha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ay Leave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4" table:style-name="ce7">
            <text:p>4.00</text:p>
          </table:table-cell>
          <table:table-cell office:value-type="float" office:value="600" table:style-name="ce7">
            <text:p>600.00</text:p>
          </table:table-cell>
          <table:table-cell office:value-type="float" office:value="2400" table:style-name="ce5">
            <text:p>2,400.00</text:p>
          </table:table-cell>
          <table:table-cell office:value-type="float" office:value="450" table:style-name="ce1">
            <text:p>450</text:p>
          </table:table-cell>
          <table:table-cell office:value-type="float" office:value="600" table:style-name="ce17">
            <text:p>6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2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Yavatmal Yummy</text:p>
          </table:table-cell>
          <table:table-cell office:value-type="string" table:style-name="ce1">
            <text:p>Yavatmal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Star Anise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2" table:style-name="ce7">
            <text:p>2.00</text:p>
          </table:table-cell>
          <table:table-cell office:value-type="float" office:value="1000" table:style-name="ce7">
            <text:p>1000.00</text:p>
          </table:table-cell>
          <table:table-cell office:value-type="float" office:value="2000" table:style-name="ce5">
            <text:p>2,000.00</text:p>
          </table:table-cell>
          <table:table-cell office:value-type="float" office:value="750" table:style-name="ce1">
            <text:p>750</text:p>
          </table:table-cell>
          <table:table-cell office:value-type="float" office:value="500" table:style-name="ce17">
            <text:p>5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3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Buldhana Bites</text:p>
          </table:table-cell>
          <table:table-cell office:value-type="string" table:style-name="ce1">
            <text:p>Buldhana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Asafoetida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1" table:style-name="ce7">
            <text:p>1.00</text:p>
          </table:table-cell>
          <table:table-cell office:value-type="float" office:value="3000" table:style-name="ce7">
            <text:p>3000.00</text:p>
          </table:table-cell>
          <table:table-cell office:value-type="float" office:value="3000" table:style-name="ce5">
            <text:p>3,000.00</text:p>
          </table:table-cell>
          <table:table-cell office:value-type="float" office:value="2200" table:style-name="ce5">
            <text:p>2,200.00</text:p>
          </table:table-cell>
          <table:table-cell office:value-type="float" office:value="800" table:style-name="ce17">
            <text:p>8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4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Washim Wok</text:p>
          </table:table-cell>
          <table:table-cell office:value-type="string" table:style-name="ce1">
            <text:p>Washim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Turmeric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8" table:style-name="ce7">
            <text:p>28.00</text:p>
          </table:table-cell>
          <table:table-cell office:value-type="float" office:value="180" table:style-name="ce7">
            <text:p>180.00</text:p>
          </table:table-cell>
          <table:table-cell office:value-type="float" office:value="5040" table:style-name="ce5">
            <text:p>5,040.00</text:p>
          </table:table-cell>
          <table:table-cell office:value-type="float" office:value="120" table:style-name="ce1">
            <text:p>120</text:p>
          </table:table-cell>
          <table:table-cell office:value-type="float" office:value="1680" table:style-name="ce16">
            <text:p>1,68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5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Hingoli Kitchen</text:p>
          </table:table-cell>
          <table:table-cell office:value-type="string" table:style-name="ce1">
            <text:p>Hingol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ed Chili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4" table:style-name="ce7">
            <text:p>24.00</text:p>
          </table:table-cell>
          <table:table-cell office:value-type="float" office:value="220" table:style-name="ce7">
            <text:p>220.00</text:p>
          </table:table-cell>
          <table:table-cell office:value-type="float" office:value="5280" table:style-name="ce5">
            <text:p>5,280.00</text:p>
          </table:table-cell>
          <table:table-cell office:value-type="float" office:value="150" table:style-name="ce1">
            <text:p>150</text:p>
          </table:table-cell>
          <table:table-cell office:value-type="float" office:value="1680" table:style-name="ce16">
            <text:p>1,68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6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Nanded Nosh</text:p>
          </table:table-cell>
          <table:table-cell office:value-type="string" table:style-name="ce1">
            <text:p>Nanded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Pav Bhaji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6" table:style-name="ce7">
            <text:p>16.00</text:p>
          </table:table-cell>
          <table:table-cell office:value-type="float" office:value="300" table:style-name="ce7">
            <text:p>300.00</text:p>
          </table:table-cell>
          <table:table-cell office:value-type="float" office:value="4800" table:style-name="ce5">
            <text:p>4,800.00</text:p>
          </table:table-cell>
          <table:table-cell office:value-type="float" office:value="190" table:style-name="ce1">
            <text:p>190</text:p>
          </table:table-cell>
          <table:table-cell office:value-type="float" office:value="1760" table:style-name="ce16">
            <text:p>1,76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7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Parbhani Palace</text:p>
          </table:table-cell>
          <table:table-cell office:value-type="string" table:style-name="ce1">
            <text:p>Parbhan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oriander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22" table:style-name="ce7">
            <text:p>22.00</text:p>
          </table:table-cell>
          <table:table-cell office:value-type="float" office:value="140" table:style-name="ce7">
            <text:p>140.00</text:p>
          </table:table-cell>
          <table:table-cell office:value-type="float" office:value="3080" table:style-name="ce5">
            <text:p>3,080.00</text:p>
          </table:table-cell>
          <table:table-cell office:value-type="float" office:value="95" table:style-name="ce1">
            <text:p>95</text:p>
          </table:table-cell>
          <table:table-cell office:value-type="float" office:value="990" table:style-name="ce17">
            <text:p>99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8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Jalna Journey</text:p>
          </table:table-cell>
          <table:table-cell office:value-type="string" table:style-name="ce1">
            <text:p>Jalna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umin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19" table:style-name="ce7">
            <text:p>19.00</text:p>
          </table:table-cell>
          <table:table-cell office:value-type="float" office:value="190" table:style-name="ce7">
            <text:p>190.00</text:p>
          </table:table-cell>
          <table:table-cell office:value-type="float" office:value="3610" table:style-name="ce5">
            <text:p>3,610.00</text:p>
          </table:table-cell>
          <table:table-cell office:value-type="float" office:value="130" table:style-name="ce1">
            <text:p>130</text:p>
          </table:table-cell>
          <table:table-cell office:value-type="float" office:value="1140" table:style-name="ce16">
            <text:p>1,14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39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Osmanabad Organic</text:p>
          </table:table-cell>
          <table:table-cell office:value-type="string" table:style-name="ce1">
            <text:p>Osmanabad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Black Pepper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6" table:style-name="ce7">
            <text:p>6.00</text:p>
          </table:table-cell>
          <table:table-cell office:value-type="float" office:value="800" table:style-name="ce7">
            <text:p>800.00</text:p>
          </table:table-cell>
          <table:table-cell office:value-type="float" office:value="4800" table:style-name="ce5">
            <text:p>4,800.00</text:p>
          </table:table-cell>
          <table:table-cell office:value-type="float" office:value="600" table:style-name="ce1">
            <text:p>600</text:p>
          </table:table-cell>
          <table:table-cell office:value-type="float" office:value="1200" table:style-name="ce16">
            <text:p>1,2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0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Solapur Supreme</text:p>
          </table:table-cell>
          <table:table-cell office:value-type="string" table:style-name="ce1">
            <text:p>Sola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loves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3" table:style-name="ce7">
            <text:p>3.00</text:p>
          </table:table-cell>
          <table:table-cell office:value-type="float" office:value="1500" table:style-name="ce7">
            <text:p>1500.00</text:p>
          </table:table-cell>
          <table:table-cell office:value-type="float" office:value="4500" table:style-name="ce5">
            <text:p>4,500.00</text:p>
          </table:table-cell>
          <table:table-cell office:value-type="float" office:value="1200" table:style-name="ce5">
            <text:p>1,200.00</text:p>
          </table:table-cell>
          <table:table-cell office:value-type="float" office:value="900" table:style-name="ce17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1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Pune Premium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Nutmeg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" table:style-name="ce7">
            <text:p>1.00</text:p>
          </table:table-cell>
          <table:table-cell office:value-type="float" office:value="2000" table:style-name="ce7">
            <text:p>2000.00</text:p>
          </table:table-cell>
          <table:table-cell office:value-type="float" office:value="2000" table:style-name="ce5">
            <text:p>2,000.00</text:p>
          </table:table-cell>
          <table:table-cell office:value-type="float" office:value="1500" table:style-name="ce5">
            <text:p>1,500.00</text:p>
          </table:table-cell>
          <table:table-cell office:value-type="float" office:value="500" table:style-name="ce17">
            <text:p>5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2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Mumbai Magic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Mace</text:p>
          </table:table-cell>
          <table:table-cell office:value-type="string" table:content-validation-name="val1" table:style-name="ce1">
            <text:p>Whole Spices</text:p>
          </table:table-cell>
          <table:table-cell office:value-type="float" office:value="1" table:style-name="ce7">
            <text:p>1.00</text:p>
          </table:table-cell>
          <table:table-cell office:value-type="float" office:value="2500" table:style-name="ce7">
            <text:p>2500.00</text:p>
          </table:table-cell>
          <table:table-cell office:value-type="float" office:value="2500" table:style-name="ce5">
            <text:p>2,500.00</text:p>
          </table:table-cell>
          <table:table-cell office:value-type="float" office:value="2000" table:style-name="ce5">
            <text:p>2,000.00</text:p>
          </table:table-cell>
          <table:table-cell office:value-type="float" office:value="500" table:style-name="ce17">
            <text:p>5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3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Nashik Natural</text:p>
          </table:table-cell>
          <table:table-cell office:value-type="string" table:style-name="ce1">
            <text:p>Nashik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urry Leaves Powder</text:p>
          </table:table-cell>
          <table:table-cell office:value-type="string" table:content-validation-name="val1" table:style-name="ce1">
            <text:p>Ground Spices</text:p>
          </table:table-cell>
          <table:table-cell office:value-type="float" office:value="10" table:style-name="ce7">
            <text:p>10.00</text:p>
          </table:table-cell>
          <table:table-cell office:value-type="float" office:value="250" table:style-name="ce7">
            <text:p>250.00</text:p>
          </table:table-cell>
          <table:table-cell office:value-type="float" office:value="2500" table:style-name="ce5">
            <text:p>2,500.00</text:p>
          </table:table-cell>
          <table:table-cell office:value-type="float" office:value="180" table:style-name="ce1">
            <text:p>180</text:p>
          </table:table-cell>
          <table:table-cell office:value-type="float" office:value="700" table:style-name="ce17">
            <text:p>7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4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Aurangabad Aroma</text:p>
          </table:table-cell>
          <table:table-cell office:value-type="string" table:style-name="ce1">
            <text:p>Aurangabad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Rajma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3" table:style-name="ce7">
            <text:p>13.00</text:p>
          </table:table-cell>
          <table:table-cell office:value-type="float" office:value="280" table:style-name="ce7">
            <text:p>280.00</text:p>
          </table:table-cell>
          <table:table-cell office:value-type="float" office:value="3640" table:style-name="ce5">
            <text:p>3,640.00</text:p>
          </table:table-cell>
          <table:table-cell office:value-type="float" office:value="180" table:style-name="ce1">
            <text:p>180</text:p>
          </table:table-cell>
          <table:table-cell office:value-type="float" office:value="1300" table:style-name="ce16">
            <text:p>1,30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5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Kolhapur Kraft</text:p>
          </table:table-cell>
          <table:table-cell office:value-type="string" table:style-name="ce1">
            <text:p>Kolha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Meat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1" table:style-name="ce7">
            <text:p>11.00</text:p>
          </table:table-cell>
          <table:table-cell office:value-type="float" office:value="400" table:style-name="ce7">
            <text:p>400.00</text:p>
          </table:table-cell>
          <table:table-cell office:value-type="float" office:value="4400" table:style-name="ce5">
            <text:p>4,400.00</text:p>
          </table:table-cell>
          <table:table-cell office:value-type="float" office:value="260" table:style-name="ce1">
            <text:p>260</text:p>
          </table:table-cell>
          <table:table-cell office:value-type="float" office:value="1540" table:style-name="ce16">
            <text:p>1,54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6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Nagpur Nouvelle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Fish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9" table:style-name="ce7">
            <text:p>9.00</text:p>
          </table:table-cell>
          <table:table-cell office:value-type="float" office:value="380" table:style-name="ce7">
            <text:p>380.00</text:p>
          </table:table-cell>
          <table:table-cell office:value-type="float" office:value="3420" table:style-name="ce5">
            <text:p>3,420.00</text:p>
          </table:table-cell>
          <table:table-cell office:value-type="float" office:value="240" table:style-name="ce1">
            <text:p>240</text:p>
          </table:table-cell>
          <table:table-cell office:value-type="float" office:value="1260" table:style-name="ce16">
            <text:p>1,26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7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table:style-name="ce1">
            <text:p>Sunita Singh</text:p>
          </table:table-cell>
          <table:table-cell office:value-type="string" table:style-name="ce1">
            <text:p>Thane Taste</text:p>
          </table:table-cell>
          <table:table-cell office:value-type="string" table:style-name="ce1">
            <text:p>Tha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hicken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7" table:style-name="ce7">
            <text:p>17.00</text:p>
          </table:table-cell>
          <table:table-cell office:value-type="float" office:value="360" table:style-name="ce7">
            <text:p>360.00</text:p>
          </table:table-cell>
          <table:table-cell office:value-type="float" office:value="6120" table:style-name="ce5">
            <text:p>6,120.00</text:p>
          </table:table-cell>
          <table:table-cell office:value-type="float" office:value="230" table:style-name="ce1">
            <text:p>230</text:p>
          </table:table-cell>
          <table:table-cell office:value-type="float" office:value="2210" table:style-name="ce16">
            <text:p>2,21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8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table:style-name="ce1">
            <text:p>Priya Patel</text:p>
          </table:table-cell>
          <table:table-cell office:value-type="string" table:style-name="ce1">
            <text:p>Mumbai Modern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Kitchen King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21" table:style-name="ce7">
            <text:p>21.00</text:p>
          </table:table-cell>
          <table:table-cell office:value-type="float" office:value="320" table:style-name="ce7">
            <text:p>320.00</text:p>
          </table:table-cell>
          <table:table-cell office:value-type="float" office:value="6720" table:style-name="ce5">
            <text:p>6,720.00</text:p>
          </table:table-cell>
          <table:table-cell office:value-type="float" office:value="200" table:style-name="ce1">
            <text:p>200</text:p>
          </table:table-cell>
          <table:table-cell office:value-type="float" office:value="2520" table:style-name="ce16">
            <text:p>2,52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49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table:style-name="ce1">
            <text:p>Ramesh Gupta</text:p>
          </table:table-cell>
          <table:table-cell office:value-type="string" table:style-name="ce1">
            <text:p>Pune Perfect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Chana Masala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14" table:style-name="ce7">
            <text:p>14.00</text:p>
          </table:table-cell>
          <table:table-cell office:value-type="float" office:value="290" table:style-name="ce7">
            <text:p>290.00</text:p>
          </table:table-cell>
          <table:table-cell office:value-type="float" office:value="4060" table:style-name="ce5">
            <text:p>4,060.00</text:p>
          </table:table-cell>
          <table:table-cell office:value-type="float" office:value="185" table:style-name="ce1">
            <text:p>185</text:p>
          </table:table-cell>
          <table:table-cell office:value-type="float" office:value="1470" table:style-name="ce16">
            <text:p>1,470.0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M050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table:style-name="ce1">
            <text:p>Amit Kumar</text:p>
          </table:table-cell>
          <table:table-cell office:value-type="string" table:style-name="ce1">
            <text:p>Final Order Cafe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string" table:style-name="ce1">
            <text:p>Mixed Spice Powder</text:p>
          </table:table-cell>
          <table:table-cell office:value-type="string" table:content-validation-name="val1" table:style-name="ce1">
            <text:p>Spice Blends</text:p>
          </table:table-cell>
          <table:table-cell office:value-type="float" office:value="25" table:style-name="ce7">
            <text:p>25.00</text:p>
          </table:table-cell>
          <table:table-cell office:value-type="float" office:value="240" table:style-name="ce7">
            <text:p>240.00</text:p>
          </table:table-cell>
          <table:table-cell office:value-type="float" office:value="6000" table:style-name="ce5">
            <text:p>6,000.00</text:p>
          </table:table-cell>
          <table:table-cell office:value-type="float" office:value="160" table:style-name="ce1">
            <text:p>160</text:p>
          </table:table-cell>
          <table:table-cell office:value-type="float" office:value="2000" table:style-name="ce16">
            <text:p>2,000.00</text:p>
          </table:table-cell>
          <table:table-cell table:number-columns-repeated="16371"/>
        </table:table-row>
        <table:table-row table:number-rows-repeated="1048525" table:style-name="ro1">
          <table:table-cell table:number-columns-repeated="16384"/>
        </table:table-row>
      </table:table>
      <table:table table:name="Analysis" table:style-name="ta1">
        <table:table-column table:style-name="co16" table:default-cell-style-name="ce1"/>
        <table:table-column table:style-name="co16" table:default-cell-style-name="ce13"/>
        <table:table-column table:style-name="co4" table:number-columns-repeated="4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3">
          <table:table-cell office:value-type="string" table:number-columns-spanned="13" table:number-rows-spanned="1" table:style-name="ce9">
            <text:p>High value orders: &gt; 5000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office:string-value="Order_ID" table:formula="of:=COM.MICROSOFT.FILTER([MasalaData.A:.M];[MasalaData.K:.K] &gt; 5000)" table:number-matrix-columns-spanned="13" table:number-matrix-rows-spanned="17" table:style-name="ce8">
            <text:p>Order_ID</text:p>
          </table:table-cell>
          <table:table-cell office:value-type="string" office:string-value="Date" table:style-name="ce11">
            <text:p>Date</text:p>
          </table:table-cell>
          <table:table-cell office:value-type="string" office:string-value="Salesperson" table:style-name="ce8">
            <text:p>Salesperson</text:p>
          </table:table-cell>
          <table:table-cell office:value-type="string" office:string-value="Customer_Name" table:style-name="ce8">
            <text:p>Customer_Name</text:p>
          </table:table-cell>
          <table:table-cell office:value-type="string" office:string-value="City" table:style-name="ce8">
            <text:p>City</text:p>
          </table:table-cell>
          <table:table-cell office:value-type="string" office:string-value="State" table:style-name="ce8">
            <text:p>State</text:p>
          </table:table-cell>
          <table:table-cell office:value-type="string" office:string-value="Spice_Name" table:style-name="ce8">
            <text:p>Spice_Name</text:p>
          </table:table-cell>
          <table:table-cell office:value-type="string" office:string-value="Category" table:style-name="ce8">
            <text:p>Category</text:p>
          </table:table-cell>
          <table:table-cell office:value-type="string" office:string-value="Quantity_KG" table:style-name="ce8">
            <text:p>Quantity_KG</text:p>
          </table:table-cell>
          <table:table-cell office:value-type="string" office:string-value="Price_Per_KG" table:style-name="ce8">
            <text:p>Price_Per_KG</text:p>
          </table:table-cell>
          <table:table-cell office:value-type="string" office:string-value="Total_Amount" table:style-name="ce8">
            <text:p>Total_Amount</text:p>
          </table:table-cell>
          <table:table-cell office:value-type="string" office:string-value="Cost_Per_KG" table:style-name="ce8">
            <text:p>Cost_Per_KG</text:p>
          </table:table-cell>
          <table:table-cell office:value-type="string" office:string-value="Profit" table:style-name="ce8">
            <text:p>Profit</text:p>
          </table:table-cell>
          <table:table-cell table:number-columns-repeated="16371"/>
        </table:table-row>
        <table:table-row table:style-name="ro1">
          <table:table-cell office:value-type="string" office:string-value="MM008" table:style-name="ce1">
            <text:p>MM008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Golden Spoon" table:style-name="ce1">
            <text:p>Golden Spoo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6300" table:style-name="ce1">
            <text:p>6300</text:p>
          </table:table-cell>
          <table:table-cell office:value-type="float" office:value="120" table:style-name="ce1">
            <text:p>12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10" table:style-name="ce1">
            <text:p>MM010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arathi Mandir" table:style-name="ce1">
            <text:p>Marathi Mandir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220" table:style-name="ce1">
            <text:p>220</text:p>
          </table:table-cell>
          <table:table-cell office:value-type="float" office:value="6160" table:style-name="ce1">
            <text:p>6160</text:p>
          </table:table-cell>
          <table:table-cell office:value-type="float" office:value="150" table:style-name="ce1">
            <text:p>150</text:p>
          </table:table-cell>
          <table:table-cell office:value-type="float" office:value="1960" table:style-name="ce1">
            <text:p>1960</text:p>
          </table:table-cell>
          <table:table-cell table:number-columns-repeated="16371"/>
        </table:table-row>
        <table:table-row table:style-name="ro1">
          <table:table-cell office:value-type="string" office:string-value="MM014" table:style-name="ce1">
            <text:p>MM014</text:p>
          </table:table-cell>
          <table:table-cell office:value-type="date" office:date-value="2025-02-24T00:00:00" table:style-name="ce6">
            <text:p>24-Feb-25</text:p>
          </table:table-cell>
          <table:table-cell office:value-type="float" office:value="0" table:style-name="ce1">
            <text:p>0</text:p>
          </table:table-cell>
          <table:table-cell office:value-type="string" office:string-value="Spicy Affairs" table:style-name="ce1">
            <text:p>Spicy Affairs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5600" table:style-name="ce1">
            <text:p>5600</text:p>
          </table:table-cell>
          <table:table-cell office:value-type="float" office:value="600" table:style-name="ce1">
            <text:p>600</text:p>
          </table:table-cell>
          <table:table-cell office:value-type="float" office:value="1400" table:style-name="ce1">
            <text:p>1400</text:p>
          </table:table-cell>
          <table:table-cell table:number-columns-repeated="16371"/>
        </table:table-row>
        <table:table-row table:style-name="ro1">
          <table:table-cell office:value-type="string" office:string-value="MM016" table:style-name="ce1">
            <text:p>MM016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Aurangabad Eats" table:style-name="ce1">
            <text:p>Aurangabad Eats</text:p>
          </table:table-cell>
          <table:table-cell office:value-type="string" office:string-value="Aurangabad" table:style-name="ce1">
            <text:p>Aurang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7200" table:style-name="ce1">
            <text:p>7200</text:p>
          </table:table-cell>
          <table:table-cell office:value-type="float" office:value="120" table:style-name="ce1">
            <text:p>120</text:p>
          </table:table-cell>
          <table:table-cell office:value-type="float" office:value="2400" table:style-name="ce1">
            <text:p>2400</text:p>
          </table:table-cell>
          <table:table-cell table:number-columns-repeated="16371"/>
        </table:table-row>
        <table:table-row table:style-name="ro1">
          <table:table-cell office:value-type="string" office:string-value="MM017" table:style-name="ce1">
            <text:p>MM017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Kolhapur Kitchen" table:style-name="ce1">
            <text:p>Kolhapur Kitchen</text:p>
          </table:table-cell>
          <table:table-cell office:value-type="string" office:string-value="Kolhapur" table:style-name="ce1">
            <text:p>Kolh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olhapuri Masala" table:style-name="ce1">
            <text:p>Kolhapur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5" table:style-name="ce1">
            <text:p>15</text:p>
          </table:table-cell>
          <table:table-cell office:value-type="float" office:value="350" table:style-name="ce1">
            <text:p>350</text:p>
          </table:table-cell>
          <table:table-cell office:value-type="float" office:value="5250" table:style-name="ce1">
            <text:p>5250</text:p>
          </table:table-cell>
          <table:table-cell office:value-type="float" office:value="220" table:style-name="ce1">
            <text:p>220</text:p>
          </table:table-cell>
          <table:table-cell office:value-type="float" office:value="1950" table:style-name="ce1">
            <text:p>1950</text:p>
          </table:table-cell>
          <table:table-cell table:number-columns-repeated="16371"/>
        </table:table-row>
        <table:table-row table:style-name="ro1">
          <table:table-cell office:value-type="string" office:string-value="MM020" table:style-name="ce1">
            <text:p>MM020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Central" table:style-name="ce1">
            <text:p>Mumbai Central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t Masala" table:style-name="ce1">
            <text:p>Ch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0" table:style-name="ce1">
            <text:p>20</text:p>
          </table:table-cell>
          <table:table-cell office:value-type="float" office:value="280" table:style-name="ce1">
            <text:p>280</text:p>
          </table:table-cell>
          <table:table-cell office:value-type="float" office:value="5600" table:style-name="ce1">
            <text:p>560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string" office:string-value="MM024" table:style-name="ce1">
            <text:p>MM024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hane Tiffin" table:style-name="ce1">
            <text:p>Thane Tiffin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Sambhar Masala" table:style-name="ce1">
            <text:p>Sambhar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8" table:style-name="ce1">
            <text:p>18</text:p>
          </table:table-cell>
          <table:table-cell office:value-type="float" office:value="320" table:style-name="ce1">
            <text:p>320</text:p>
          </table:table-cell>
          <table:table-cell office:value-type="float" office:value="5760" table:style-name="ce1">
            <text:p>5760</text:p>
          </table:table-cell>
          <table:table-cell office:value-type="float" office:value="200" table:style-name="ce1">
            <text:p>200</text:p>
          </table:table-cell>
          <table:table-cell office:value-type="float" office:value="2160" table:style-name="ce1">
            <text:p>2160</text:p>
          </table:table-cell>
          <table:table-cell table:number-columns-repeated="16371"/>
        </table:table-row>
        <table:table-row table:style-name="ro1">
          <table:table-cell office:value-type="string" office:string-value="MM025" table:style-name="ce1">
            <text:p>MM025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Sangli Sweets" table:style-name="ce1">
            <text:p>Sangli Sweets</text:p>
          </table:table-cell>
          <table:table-cell office:value-type="string" office:string-value="Sangli" table:style-name="ce1">
            <text:p>Sang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5400" table:style-name="ce1">
            <text:p>5400</text:p>
          </table:table-cell>
          <table:table-cell office:value-type="float" office:value="120" table:style-name="ce1">
            <text:p>120</text:p>
          </table:table-cell>
          <table:table-cell office:value-type="float" office:value="1800" table:style-name="ce1">
            <text:p>1800</text:p>
          </table:table-cell>
          <table:table-cell table:number-columns-repeated="16371"/>
        </table:table-row>
        <table:table-row table:style-name="ro1">
          <table:table-cell office:value-type="string" office:string-value="MM026" table:style-name="ce1">
            <text:p>MM026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atara Snacks" table:style-name="ce1">
            <text:p>Satara Snacks</text:p>
          </table:table-cell>
          <table:table-cell office:value-type="string" office:string-value="Satara" table:style-name="ce1">
            <text:p>Satar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6" table:style-name="ce1">
            <text:p>26</text:p>
          </table:table-cell>
          <table:table-cell office:value-type="float" office:value="220" table:style-name="ce1">
            <text:p>220</text:p>
          </table:table-cell>
          <table:table-cell office:value-type="float" office:value="5720" table:style-name="ce1">
            <text:p>5720</text:p>
          </table:table-cell>
          <table:table-cell office:value-type="float" office:value="150" table:style-name="ce1">
            <text:p>150</text:p>
          </table:table-cell>
          <table:table-cell office:value-type="float" office:value="1820" table:style-name="ce1">
            <text:p>1820</text:p>
          </table:table-cell>
          <table:table-cell table:number-columns-repeated="16371"/>
        </table:table-row>
        <table:table-row table:style-name="ro1">
          <table:table-cell office:value-type="string" office:string-value="MM027" table:style-name="ce1">
            <text:p>MM027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Ahmednagar Appetite" table:style-name="ce1">
            <text:p>Ahmednagar Appetite</text:p>
          </table:table-cell>
          <table:table-cell office:value-type="string" office:string-value="Ahmednagar" table:style-name="ce1">
            <text:p>Ahmednaga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5" table:style-name="ce1">
            <text:p>35</text:p>
          </table:table-cell>
          <table:table-cell office:value-type="float" office:value="160" table:style-name="ce1">
            <text:p>160</text:p>
          </table:table-cell>
          <table:table-cell office:value-type="float" office:value="5600" table:style-name="ce1">
            <text:p>5600</text:p>
          </table:table-cell>
          <table:table-cell office:value-type="float" office:value="110" table:style-name="ce1">
            <text:p>110</text:p>
          </table:table-cell>
          <table:table-cell office:value-type="float" office:value="1750" table:style-name="ce1">
            <text:p>1750</text:p>
          </table:table-cell>
          <table:table-cell table:number-columns-repeated="16371"/>
        </table:table-row>
        <table:table-row table:style-name="ro1">
          <table:table-cell office:value-type="string" office:string-value="MM030" table:style-name="ce1">
            <text:p>MM030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Akola Appetite" table:style-name="ce1">
            <text:p>Akola Appetite</text:p>
          </table:table-cell>
          <table:table-cell office:value-type="string" office:string-value="Akola" table:style-name="ce1">
            <text:p>Akol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4" table:style-name="ce1">
            <text:p>14</text:p>
          </table:table-cell>
          <table:table-cell office:value-type="float" office:value="450" table:style-name="ce1">
            <text:p>450</text:p>
          </table:table-cell>
          <table:table-cell office:value-type="float" office:value="6300" table:style-name="ce1">
            <text:p>6300</text:p>
          </table:table-cell>
          <table:table-cell office:value-type="float" office:value="300" table:style-name="ce1">
            <text:p>30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34" table:style-name="ce1">
            <text:p>MM034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Washim Wok" table:style-name="ce1">
            <text:p>Washim Wok</text:p>
          </table:table-cell>
          <table:table-cell office:value-type="string" office:string-value="Washim" table:style-name="ce1">
            <text:p>Washim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float" office:value="5040" table:style-name="ce1">
            <text:p>5040</text:p>
          </table:table-cell>
          <table:table-cell office:value-type="float" office:value="120" table:style-name="ce1">
            <text:p>12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35" table:style-name="ce1">
            <text:p>MM035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Hingoli Kitchen" table:style-name="ce1">
            <text:p>Hingoli Kitchen</text:p>
          </table:table-cell>
          <table:table-cell office:value-type="string" office:string-value="Hingoli" table:style-name="ce1">
            <text:p>Hingo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4" table:style-name="ce1">
            <text:p>24</text:p>
          </table:table-cell>
          <table:table-cell office:value-type="float" office:value="220" table:style-name="ce1">
            <text:p>220</text:p>
          </table:table-cell>
          <table:table-cell office:value-type="float" office:value="5280" table:style-name="ce1">
            <text:p>5280</text:p>
          </table:table-cell>
          <table:table-cell office:value-type="float" office:value="150" table:style-name="ce1">
            <text:p>15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47" table:style-name="ce1">
            <text:p>MM047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Thane Taste" table:style-name="ce1">
            <text:p>Thane Taste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icken Masala" table:style-name="ce1">
            <text:p>Chicken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7" table:style-name="ce1">
            <text:p>17</text:p>
          </table:table-cell>
          <table:table-cell office:value-type="float" office:value="360" table:style-name="ce1">
            <text:p>360</text:p>
          </table:table-cell>
          <table:table-cell office:value-type="float" office:value="6120" table:style-name="ce1">
            <text:p>6120</text:p>
          </table:table-cell>
          <table:table-cell office:value-type="float" office:value="230" table:style-name="ce1">
            <text:p>230</text:p>
          </table:table-cell>
          <table:table-cell office:value-type="float" office:value="2210" table:style-name="ce1">
            <text:p>2210</text:p>
          </table:table-cell>
          <table:table-cell table:number-columns-repeated="16371"/>
        </table:table-row>
        <table:table-row table:style-name="ro1">
          <table:table-cell office:value-type="string" office:string-value="MM048" table:style-name="ce1">
            <text:p>MM048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odern" table:style-name="ce1">
            <text:p>Mumbai Moder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itchen King Masala" table:style-name="ce1">
            <text:p>Kitchen King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1" table:style-name="ce1">
            <text:p>21</text:p>
          </table:table-cell>
          <table:table-cell office:value-type="float" office:value="320" table:style-name="ce1">
            <text:p>320</text:p>
          </table:table-cell>
          <table:table-cell office:value-type="float" office:value="6720" table:style-name="ce1">
            <text:p>6720</text:p>
          </table:table-cell>
          <table:table-cell office:value-type="float" office:value="200" table:style-name="ce1">
            <text:p>200</text:p>
          </table:table-cell>
          <table:table-cell office:value-type="float" office:value="2520" table:style-name="ce1">
            <text:p>2520</text:p>
          </table:table-cell>
          <table:table-cell table:number-columns-repeated="16371"/>
        </table:table-row>
        <table:table-row table:style-name="ro1">
          <table:table-cell office:value-type="string" office:string-value="MM050" table:style-name="ce1">
            <text:p>MM050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Final Order Cafe" table:style-name="ce1">
            <text:p>Final Order Cafe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ixed Spice Powder" table:style-name="ce1">
            <text:p>Mixed Spice Powder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5" table:style-name="ce1">
            <text:p>25</text:p>
          </table:table-cell>
          <table:table-cell office:value-type="float" office:value="240" table:style-name="ce1">
            <text:p>240</text:p>
          </table:table-cell>
          <table:table-cell office:value-type="float" office:value="6000" table:style-name="ce1">
            <text:p>6000</text:p>
          </table:table-cell>
          <table:table-cell office:value-type="float" office:value="160" table:style-name="ce1">
            <text:p>16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number-rows-repeated="3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office:value-type="string" table:number-columns-spanned="13" table:number-rows-spanned="1" table:style-name="ce9">
            <text:p>Mumbai Orders Only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office:string-value="MM001" table:formula="of:=COM.MICROSOFT.FILTER([MasalaData.A:.M];[MasalaData.E:.E] = &quot;Mumbai&quot;; &quot;No Data Found&quot;)" table:number-matrix-columns-spanned="13" table:number-matrix-rows-spanned="10" table:style-name="ce1">
            <text:p>MM001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aj Restaurant" table:style-name="ce1">
            <text:p>Taj Restaurant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float" office:value="4500" table:style-name="ce1">
            <text:p>4500</text:p>
          </table:table-cell>
          <table:table-cell office:value-type="float" office:value="120" table:style-name="ce1">
            <text:p>12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3" table:style-name="ce1">
            <text:p>MM003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float" office:value="4500" table:style-name="ce1">
            <text:p>45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5" table:style-name="ce1">
            <text:p>MM005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Bombay Bites" table:style-name="ce1">
            <text:p>Bombay Bites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Powder" table:style-name="ce1">
            <text:p>Coriander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0" table:style-name="ce1">
            <text:p>20</text:p>
          </table:table-cell>
          <table:table-cell office:value-type="float" office:value="140" table:style-name="ce1">
            <text:p>140</text:p>
          </table:table-cell>
          <table:table-cell office:value-type="float" office:value="2800" table:style-name="ce1">
            <text:p>2800</text:p>
          </table:table-cell>
          <table:table-cell office:value-type="float" office:value="95" table:style-name="ce1">
            <text:p>95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08" table:style-name="ce1">
            <text:p>MM008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Golden Spoon" table:style-name="ce1">
            <text:p>Golden Spoo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6300" table:style-name="ce1">
            <text:p>6300</text:p>
          </table:table-cell>
          <table:table-cell office:value-type="float" office:value="120" table:style-name="ce1">
            <text:p>12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12" table:style-name="ce1">
            <text:p>MM012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asala" table:style-name="ce1">
            <text:p>Mumbai Masala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8" table:style-name="ce1">
            <text:p>8</text:p>
          </table:table-cell>
          <table:table-cell office:value-type="float" office:value="450" table:style-name="ce1">
            <text:p>450</text:p>
          </table:table-cell>
          <table:table-cell office:value-type="float" office:value="3600" table:style-name="ce1">
            <text:p>3600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style-name="ce1">
            <text:p>1200</text:p>
          </table:table-cell>
          <table:table-cell table:number-columns-repeated="16371"/>
        </table:table-row>
        <table:table-row table:style-name="ro1">
          <table:table-cell office:value-type="string" office:string-value="MM015" table:style-name="ce1">
            <text:p>MM015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innamon Sticks" table:style-name="ce1">
            <text:p>Cinnamon Stick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600" table:style-name="ce1">
            <text:p>36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20" table:style-name="ce1">
            <text:p>MM020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Central" table:style-name="ce1">
            <text:p>Mumbai Central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t Masala" table:style-name="ce1">
            <text:p>Ch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0" table:style-name="ce1">
            <text:p>20</text:p>
          </table:table-cell>
          <table:table-cell office:value-type="float" office:value="280" table:style-name="ce1">
            <text:p>280</text:p>
          </table:table-cell>
          <table:table-cell office:value-type="float" office:value="5600" table:style-name="ce1">
            <text:p>560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string" office:string-value="MM042" table:style-name="ce1">
            <text:p>MM042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umbai Magic" table:style-name="ce1">
            <text:p>Mumbai Magic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ace" table:style-name="ce1">
            <text:p>Mace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1">
            <text:p>2500</text:p>
          </table:table-cell>
          <table:table-cell office:value-type="float" office:value="2000" table:style-name="ce1">
            <text:p>20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8" table:style-name="ce1">
            <text:p>MM048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odern" table:style-name="ce1">
            <text:p>Mumbai Moder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itchen King Masala" table:style-name="ce1">
            <text:p>Kitchen King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1" table:style-name="ce1">
            <text:p>21</text:p>
          </table:table-cell>
          <table:table-cell office:value-type="float" office:value="320" table:style-name="ce1">
            <text:p>320</text:p>
          </table:table-cell>
          <table:table-cell office:value-type="float" office:value="6720" table:style-name="ce1">
            <text:p>6720</text:p>
          </table:table-cell>
          <table:table-cell office:value-type="float" office:value="200" table:style-name="ce1">
            <text:p>200</text:p>
          </table:table-cell>
          <table:table-cell office:value-type="float" office:value="2520" table:style-name="ce1">
            <text:p>2520</text:p>
          </table:table-cell>
          <table:table-cell table:number-columns-repeated="16371"/>
        </table:table-row>
        <table:table-row table:style-name="ro1">
          <table:table-cell office:value-type="string" office:string-value="MM050" table:style-name="ce1">
            <text:p>MM050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Final Order Cafe" table:style-name="ce1">
            <text:p>Final Order Cafe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ixed Spice Powder" table:style-name="ce1">
            <text:p>Mixed Spice Powder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5" table:style-name="ce1">
            <text:p>25</text:p>
          </table:table-cell>
          <table:table-cell office:value-type="float" office:value="240" table:style-name="ce1">
            <text:p>240</text:p>
          </table:table-cell>
          <table:table-cell office:value-type="float" office:value="6000" table:style-name="ce1">
            <text:p>6000</text:p>
          </table:table-cell>
          <table:table-cell office:value-type="float" office:value="160" table:style-name="ce1">
            <text:p>16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number-rows-repeated="4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office:value-type="string" table:number-columns-spanned="13" table:number-rows-spanned="1" table:style-name="ce9">
            <text:p>SOR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office:string-value="MM001" table:formula="of:=COM.MICROSOFT.SORT([MasalaData.A2:.M51];2; 1)" table:number-matrix-columns-spanned="13" table:number-matrix-rows-spanned="50" table:style-name="ce1">
            <text:p>MM001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aj Restaurant" table:style-name="ce1">
            <text:p>Taj Restaurant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float" office:value="4500" table:style-name="ce1">
            <text:p>4500</text:p>
          </table:table-cell>
          <table:table-cell office:value-type="float" office:value="120" table:style-name="ce1">
            <text:p>12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2" table:style-name="ce1">
            <text:p>MM002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pice Garden Cafe" table:style-name="ce1">
            <text:p>Spice Garden Cafe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5" table:style-name="ce1">
            <text:p>15</text:p>
          </table:table-cell>
          <table:table-cell office:value-type="float" office:value="220" table:style-name="ce1">
            <text:p>220</text:p>
          </table:table-cell>
          <table:table-cell office:value-type="float" office:value="3300" table:style-name="ce1">
            <text:p>3300</text:p>
          </table:table-cell>
          <table:table-cell office:value-type="float" office:value="150" table:style-name="ce1">
            <text:p>150</text:p>
          </table:table-cell>
          <table:table-cell office:value-type="float" office:value="1050" table:style-name="ce1">
            <text:p>1050</text:p>
          </table:table-cell>
          <table:table-cell table:number-columns-repeated="16371"/>
        </table:table-row>
        <table:table-row table:style-name="ro1">
          <table:table-cell office:value-type="string" office:string-value="MM003" table:style-name="ce1">
            <text:p>MM003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float" office:value="4500" table:style-name="ce1">
            <text:p>45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4" table:style-name="ce1">
            <text:p>MM004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aharaja Dhaba" table:style-name="ce1">
            <text:p>Maharaja Dhaba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0" table:style-name="ce1">
            <text:p>30</text:p>
          </table:table-cell>
          <table:table-cell office:value-type="float" office:value="160" table:style-name="ce1">
            <text:p>160</text:p>
          </table:table-cell>
          <table:table-cell office:value-type="float" office:value="4800" table:style-name="ce1">
            <text:p>4800</text:p>
          </table:table-cell>
          <table:table-cell office:value-type="float" office:value="110" table:style-name="ce1">
            <text:p>11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5" table:style-name="ce1">
            <text:p>MM005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Bombay Bites" table:style-name="ce1">
            <text:p>Bombay Bites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Powder" table:style-name="ce1">
            <text:p>Coriander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0" table:style-name="ce1">
            <text:p>20</text:p>
          </table:table-cell>
          <table:table-cell office:value-type="float" office:value="140" table:style-name="ce1">
            <text:p>140</text:p>
          </table:table-cell>
          <table:table-cell office:value-type="float" office:value="2800" table:style-name="ce1">
            <text:p>2800</text:p>
          </table:table-cell>
          <table:table-cell office:value-type="float" office:value="95" table:style-name="ce1">
            <text:p>95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06" table:style-name="ce1">
            <text:p>MM006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agar Restaurant" table:style-name="ce1">
            <text:p>Sagar Restaurant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float" office:value="4000" table:style-name="ce1">
            <text:p>4000</text:p>
          </table:table-cell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table:number-columns-repeated="16371"/>
        </table:table-row>
        <table:table-row table:style-name="ro1">
          <table:table-cell office:value-type="string" office:string-value="MM007" table:style-name="ce1">
            <text:p>MM007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Krishna Cafe" table:style-name="ce1">
            <text:p>Krishna Cafe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ardamom" table:style-name="ce1">
            <text:p>Cardamom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" table:style-name="ce1">
            <text:p>2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table:number-columns-repeated="16371"/>
        </table:table-row>
        <table:table-row table:style-name="ro1">
          <table:table-cell office:value-type="string" office:string-value="MM008" table:style-name="ce1">
            <text:p>MM008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Golden Spoon" table:style-name="ce1">
            <text:p>Golden Spoo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6300" table:style-name="ce1">
            <text:p>6300</text:p>
          </table:table-cell>
          <table:table-cell office:value-type="float" office:value="120" table:style-name="ce1">
            <text:p>12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09" table:style-name="ce1">
            <text:p>MM009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alace" table:style-name="ce1">
            <text:p>Pune Palace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iryani Masala" table:style-name="ce1">
            <text:p>Biryan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2" table:style-name="ce1">
            <text:p>12</text:p>
          </table:table-cell>
          <table:table-cell office:value-type="float" office:value="380" table:style-name="ce1">
            <text:p>380</text:p>
          </table:table-cell>
          <table:table-cell office:value-type="float" office:value="4560" table:style-name="ce1">
            <text:p>4560</text:p>
          </table:table-cell>
          <table:table-cell office:value-type="float" office:value="250" table:style-name="ce1">
            <text:p>250</text:p>
          </table:table-cell>
          <table:table-cell office:value-type="float" office:value="1560" table:style-name="ce1">
            <text:p>1560</text:p>
          </table:table-cell>
          <table:table-cell table:number-columns-repeated="16371"/>
        </table:table-row>
        <table:table-row table:style-name="ro1">
          <table:table-cell office:value-type="string" office:string-value="MM010" table:style-name="ce1">
            <text:p>MM010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arathi Mandir" table:style-name="ce1">
            <text:p>Marathi Mandir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220" table:style-name="ce1">
            <text:p>220</text:p>
          </table:table-cell>
          <table:table-cell office:value-type="float" office:value="6160" table:style-name="ce1">
            <text:p>6160</text:p>
          </table:table-cell>
          <table:table-cell office:value-type="float" office:value="150" table:style-name="ce1">
            <text:p>150</text:p>
          </table:table-cell>
          <table:table-cell office:value-type="float" office:value="1960" table:style-name="ce1">
            <text:p>1960</text:p>
          </table:table-cell>
          <table:table-cell table:number-columns-repeated="16371"/>
        </table:table-row>
        <table:table-row table:style-name="ro1">
          <table:table-cell office:value-type="string" office:string-value="MM011" table:style-name="ce1">
            <text:p>MM011</text:p>
          </table:table-cell>
          <table:table-cell office:value-type="date" office:date-value="2025-02-24T00:00:00" table:style-name="ce6">
            <text:p>24-Feb-25</text:p>
          </table:table-cell>
          <table:table-cell office:value-type="float" office:value="0" table:style-name="ce1">
            <text:p>0</text:p>
          </table:table-cell>
          <table:table-cell office:value-type="string" office:string-value="Deccan Delights" table:style-name="ce1">
            <text:p>Deccan Delights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ustard Seeds" table:style-name="ce1">
            <text:p>Mustard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office:value-type="float" office:value="2160" table:style-name="ce1">
            <text:p>2160</text:p>
          </table:table-cell>
          <table:table-cell office:value-type="float" office:value="80" table:style-name="ce1">
            <text:p>80</text:p>
          </table:table-cell>
          <table:table-cell office:value-type="float" office:value="720" table:style-name="ce1">
            <text:p>720</text:p>
          </table:table-cell>
          <table:table-cell table:number-columns-repeated="16371"/>
        </table:table-row>
        <table:table-row table:style-name="ro1">
          <table:table-cell office:value-type="string" office:string-value="MM012" table:style-name="ce1">
            <text:p>MM012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asala" table:style-name="ce1">
            <text:p>Mumbai Masala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8" table:style-name="ce1">
            <text:p>8</text:p>
          </table:table-cell>
          <table:table-cell office:value-type="float" office:value="450" table:style-name="ce1">
            <text:p>450</text:p>
          </table:table-cell>
          <table:table-cell office:value-type="float" office:value="3600" table:style-name="ce1">
            <text:p>3600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style-name="ce1">
            <text:p>1200</text:p>
          </table:table-cell>
          <table:table-cell table:number-columns-repeated="16371"/>
        </table:table-row>
        <table:table-row table:style-name="ro1">
          <table:table-cell office:value-type="string" office:string-value="MM013" table:style-name="ce1">
            <text:p>MM013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Nashik Nosh" table:style-name="ce1">
            <text:p>Nashik Nosh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5" table:style-name="ce1">
            <text:p>25</text:p>
          </table:table-cell>
          <table:table-cell office:value-type="float" office:value="160" table:style-name="ce1">
            <text:p>160</text:p>
          </table:table-cell>
          <table:table-cell office:value-type="float" office:value="4000" table:style-name="ce1">
            <text:p>4000</text:p>
          </table:table-cell>
          <table:table-cell office:value-type="float" office:value="110" table:style-name="ce1">
            <text:p>110</text:p>
          </table:table-cell>
          <table:table-cell office:value-type="float" office:value="1250" table:style-name="ce1">
            <text:p>1250</text:p>
          </table:table-cell>
          <table:table-cell table:number-columns-repeated="16371"/>
        </table:table-row>
        <table:table-row table:style-name="ro1">
          <table:table-cell office:value-type="string" office:string-value="MM014" table:style-name="ce1">
            <text:p>MM014</text:p>
          </table:table-cell>
          <table:table-cell office:value-type="date" office:date-value="2025-02-24T00:00:00" table:style-name="ce6">
            <text:p>24-Feb-25</text:p>
          </table:table-cell>
          <table:table-cell office:value-type="float" office:value="0" table:style-name="ce1">
            <text:p>0</text:p>
          </table:table-cell>
          <table:table-cell office:value-type="string" office:string-value="Spicy Affairs" table:style-name="ce1">
            <text:p>Spicy Affairs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5600" table:style-name="ce1">
            <text:p>5600</text:p>
          </table:table-cell>
          <table:table-cell office:value-type="float" office:value="600" table:style-name="ce1">
            <text:p>600</text:p>
          </table:table-cell>
          <table:table-cell office:value-type="float" office:value="1400" table:style-name="ce1">
            <text:p>1400</text:p>
          </table:table-cell>
          <table:table-cell table:number-columns-repeated="16371"/>
        </table:table-row>
        <table:table-row table:style-name="ro1">
          <table:table-cell office:value-type="string" office:string-value="MM015" table:style-name="ce1">
            <text:p>MM015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innamon Sticks" table:style-name="ce1">
            <text:p>Cinnamon Stick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600" table:style-name="ce1">
            <text:p>36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16" table:style-name="ce1">
            <text:p>MM016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Aurangabad Eats" table:style-name="ce1">
            <text:p>Aurangabad Eats</text:p>
          </table:table-cell>
          <table:table-cell office:value-type="string" office:string-value="Aurangabad" table:style-name="ce1">
            <text:p>Aurang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7200" table:style-name="ce1">
            <text:p>7200</text:p>
          </table:table-cell>
          <table:table-cell office:value-type="float" office:value="120" table:style-name="ce1">
            <text:p>120</text:p>
          </table:table-cell>
          <table:table-cell office:value-type="float" office:value="2400" table:style-name="ce1">
            <text:p>2400</text:p>
          </table:table-cell>
          <table:table-cell table:number-columns-repeated="16371"/>
        </table:table-row>
        <table:table-row table:style-name="ro1">
          <table:table-cell office:value-type="string" office:string-value="MM017" table:style-name="ce1">
            <text:p>MM017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Kolhapur Kitchen" table:style-name="ce1">
            <text:p>Kolhapur Kitchen</text:p>
          </table:table-cell>
          <table:table-cell office:value-type="string" office:string-value="Kolhapur" table:style-name="ce1">
            <text:p>Kolh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olhapuri Masala" table:style-name="ce1">
            <text:p>Kolhapur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5" table:style-name="ce1">
            <text:p>15</text:p>
          </table:table-cell>
          <table:table-cell office:value-type="float" office:value="350" table:style-name="ce1">
            <text:p>350</text:p>
          </table:table-cell>
          <table:table-cell office:value-type="float" office:value="5250" table:style-name="ce1">
            <text:p>5250</text:p>
          </table:table-cell>
          <table:table-cell office:value-type="float" office:value="220" table:style-name="ce1">
            <text:p>220</text:p>
          </table:table-cell>
          <table:table-cell office:value-type="float" office:value="1950" table:style-name="ce1">
            <text:p>1950</text:p>
          </table:table-cell>
          <table:table-cell table:number-columns-repeated="16371"/>
        </table:table-row>
        <table:table-row table:style-name="ro1">
          <table:table-cell office:value-type="string" office:string-value="MM018" table:style-name="ce1">
            <text:p>MM018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olapur Spices" table:style-name="ce1">
            <text:p>Solapur Spices</text:p>
          </table:table-cell>
          <table:table-cell office:value-type="string" office:string-value="Solapur" table:style-name="ce1">
            <text:p>Sol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2" table:style-name="ce1">
            <text:p>22</text:p>
          </table:table-cell>
          <table:table-cell office:value-type="float" office:value="220" table:style-name="ce1">
            <text:p>220</text:p>
          </table:table-cell>
          <table:table-cell office:value-type="float" office:value="4840" table:style-name="ce1">
            <text:p>4840</text:p>
          </table:table-cell>
          <table:table-cell office:value-type="float" office:value="150" table:style-name="ce1">
            <text:p>150</text:p>
          </table:table-cell>
          <table:table-cell office:value-type="float" office:value="1540" table:style-name="ce1">
            <text:p>1540</text:p>
          </table:table-cell>
          <table:table-cell table:number-columns-repeated="16371"/>
        </table:table-row>
        <table:table-row table:style-name="ro1">
          <table:table-cell office:value-type="string" office:string-value="MM019" table:style-name="ce1">
            <text:p>MM019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Sunita Singh" table:style-name="ce1">
            <text:p>Sunita Singh</text:p>
          </table:table-cell>
          <table:table-cell office:value-type="float" office:value="0" table:style-name="ce1">
            <text:p>0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Orange Peel Powder" table:style-name="ce1">
            <text:p>Orange Peel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float" office:value="2400" table:style-name="ce1">
            <text:p>2400</text:p>
          </table:table-cell>
          <table:table-cell office:value-type="float" office:value="200" table:style-name="ce1">
            <text:p>200</text:p>
          </table:table-cell>
          <table:table-cell office:value-type="float" office:value="800" table:style-name="ce1">
            <text:p>800</text:p>
          </table:table-cell>
          <table:table-cell table:number-columns-repeated="16371"/>
        </table:table-row>
        <table:table-row table:style-name="ro1">
          <table:table-cell office:value-type="string" office:string-value="MM020" table:style-name="ce1">
            <text:p>MM020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Central" table:style-name="ce1">
            <text:p>Mumbai Central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t Masala" table:style-name="ce1">
            <text:p>Ch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0" table:style-name="ce1">
            <text:p>20</text:p>
          </table:table-cell>
          <table:table-cell office:value-type="float" office:value="280" table:style-name="ce1">
            <text:p>280</text:p>
          </table:table-cell>
          <table:table-cell office:value-type="float" office:value="5600" table:style-name="ce1">
            <text:p>560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string" office:string-value="MM021" table:style-name="ce1">
            <text:p>MM021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Dhule Dining" table:style-name="ce1">
            <text:p>Dhule Dining</text:p>
          </table:table-cell>
          <table:table-cell office:value-type="string" office:string-value="Dhule" table:style-name="ce1">
            <text:p>Dhul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Seeds" table:style-name="ce1">
            <text:p>Coriander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2" table:style-name="ce1">
            <text:p>32</text:p>
          </table:table-cell>
          <table:table-cell office:value-type="float" office:value="130" table:style-name="ce1">
            <text:p>130</text:p>
          </table:table-cell>
          <table:table-cell office:value-type="float" office:value="4160" table:style-name="ce1">
            <text:p>4160</text:p>
          </table:table-cell>
          <table:table-cell office:value-type="float" office:value="90" table:style-name="ce1">
            <text:p>90</text:p>
          </table:table-cell>
          <table:table-cell office:value-type="float" office:value="1280" table:style-name="ce1">
            <text:p>1280</text:p>
          </table:table-cell>
          <table:table-cell table:number-columns-repeated="16371"/>
        </table:table-row>
        <table:table-row table:style-name="ro1">
          <table:table-cell office:value-type="string" office:string-value="MM022" table:style-name="ce1">
            <text:p>MM022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Amit Kumar" table:style-name="ce1">
            <text:p>Amit Kumar</text:p>
          </table:table-cell>
          <table:table-cell office:value-type="float" office:value="0" table:style-name="ce1">
            <text:p>0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ennel Seeds" table:style-name="ce1">
            <text:p>Fennel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float" office:value="2800" table:style-name="ce1">
            <text:p>2800</text:p>
          </table:table-cell>
          <table:table-cell office:value-type="float" office:value="140" table:style-name="ce1">
            <text:p>140</text:p>
          </table:table-cell>
          <table:table-cell office:value-type="float" office:value="840" table:style-name="ce1">
            <text:p>840</text:p>
          </table:table-cell>
          <table:table-cell table:number-columns-repeated="16371"/>
        </table:table-row>
        <table:table-row table:style-name="ro1">
          <table:table-cell office:value-type="string" office:string-value="MM023" table:style-name="ce1">
            <text:p>MM023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Latur Lunch" table:style-name="ce1">
            <text:p>Latur Lunch</text:p>
          </table:table-cell>
          <table:table-cell office:value-type="string" office:string-value="Latur" table:style-name="ce1">
            <text:p>Lat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enugreek Seeds" table:style-name="ce1">
            <text:p>Fenugreek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800" table:style-name="ce1">
            <text:p>1800</text:p>
          </table:table-cell>
          <table:table-cell office:value-type="float" office:value="120" table:style-name="ce1">
            <text:p>12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24" table:style-name="ce1">
            <text:p>MM024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hane Tiffin" table:style-name="ce1">
            <text:p>Thane Tiffin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Sambhar Masala" table:style-name="ce1">
            <text:p>Sambhar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8" table:style-name="ce1">
            <text:p>18</text:p>
          </table:table-cell>
          <table:table-cell office:value-type="float" office:value="320" table:style-name="ce1">
            <text:p>320</text:p>
          </table:table-cell>
          <table:table-cell office:value-type="float" office:value="5760" table:style-name="ce1">
            <text:p>5760</text:p>
          </table:table-cell>
          <table:table-cell office:value-type="float" office:value="200" table:style-name="ce1">
            <text:p>200</text:p>
          </table:table-cell>
          <table:table-cell office:value-type="float" office:value="2160" table:style-name="ce1">
            <text:p>2160</text:p>
          </table:table-cell>
          <table:table-cell table:number-columns-repeated="16371"/>
        </table:table-row>
        <table:table-row table:style-name="ro1">
          <table:table-cell office:value-type="string" office:string-value="MM025" table:style-name="ce1">
            <text:p>MM025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Sangli Sweets" table:style-name="ce1">
            <text:p>Sangli Sweets</text:p>
          </table:table-cell>
          <table:table-cell office:value-type="string" office:string-value="Sangli" table:style-name="ce1">
            <text:p>Sang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5400" table:style-name="ce1">
            <text:p>5400</text:p>
          </table:table-cell>
          <table:table-cell office:value-type="float" office:value="120" table:style-name="ce1">
            <text:p>120</text:p>
          </table:table-cell>
          <table:table-cell office:value-type="float" office:value="1800" table:style-name="ce1">
            <text:p>1800</text:p>
          </table:table-cell>
          <table:table-cell table:number-columns-repeated="16371"/>
        </table:table-row>
        <table:table-row table:style-name="ro1">
          <table:table-cell office:value-type="string" office:string-value="MM026" table:style-name="ce1">
            <text:p>MM026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atara Snacks" table:style-name="ce1">
            <text:p>Satara Snacks</text:p>
          </table:table-cell>
          <table:table-cell office:value-type="string" office:string-value="Satara" table:style-name="ce1">
            <text:p>Satar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6" table:style-name="ce1">
            <text:p>26</text:p>
          </table:table-cell>
          <table:table-cell office:value-type="float" office:value="220" table:style-name="ce1">
            <text:p>220</text:p>
          </table:table-cell>
          <table:table-cell office:value-type="float" office:value="5720" table:style-name="ce1">
            <text:p>5720</text:p>
          </table:table-cell>
          <table:table-cell office:value-type="float" office:value="150" table:style-name="ce1">
            <text:p>150</text:p>
          </table:table-cell>
          <table:table-cell office:value-type="float" office:value="1820" table:style-name="ce1">
            <text:p>1820</text:p>
          </table:table-cell>
          <table:table-cell table:number-columns-repeated="16371"/>
        </table:table-row>
        <table:table-row table:style-name="ro1">
          <table:table-cell office:value-type="string" office:string-value="MM027" table:style-name="ce1">
            <text:p>MM027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Ahmednagar Appetite" table:style-name="ce1">
            <text:p>Ahmednagar Appetite</text:p>
          </table:table-cell>
          <table:table-cell office:value-type="string" office:string-value="Ahmednagar" table:style-name="ce1">
            <text:p>Ahmednaga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5" table:style-name="ce1">
            <text:p>35</text:p>
          </table:table-cell>
          <table:table-cell office:value-type="float" office:value="160" table:style-name="ce1">
            <text:p>160</text:p>
          </table:table-cell>
          <table:table-cell office:value-type="float" office:value="5600" table:style-name="ce1">
            <text:p>5600</text:p>
          </table:table-cell>
          <table:table-cell office:value-type="float" office:value="110" table:style-name="ce1">
            <text:p>110</text:p>
          </table:table-cell>
          <table:table-cell office:value-type="float" office:value="1750" table:style-name="ce1">
            <text:p>1750</text:p>
          </table:table-cell>
          <table:table-cell table:number-columns-repeated="16371"/>
        </table:table-row>
        <table:table-row table:style-name="ro1">
          <table:table-cell office:value-type="string" office:string-value="MM028" table:style-name="ce1">
            <text:p>MM028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Beed Bites" table:style-name="ce1">
            <text:p>Beed Bites</text:p>
          </table:table-cell>
          <table:table-cell office:value-type="string" office:string-value="Beed" table:style-name="ce1">
            <text:p>Bee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Mustard Seeds" table:style-name="ce1">
            <text:p>Black Mustard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2" table:style-name="ce1">
            <text:p>12</text:p>
          </table:table-cell>
          <table:table-cell office:value-type="float" office:value="150" table:style-name="ce1">
            <text:p>150</text:p>
          </table:table-cell>
          <table:table-cell office:value-type="float" office:value="1800" table:style-name="ce1">
            <text:p>1800</text:p>
          </table:table-cell>
          <table:table-cell office:value-type="float" office:value="100" table:style-name="ce1">
            <text:p>10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29" table:style-name="ce1">
            <text:p>MM029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Jalgaon Junction" table:style-name="ce1">
            <text:p>Jalgaon Junction</text:p>
          </table:table-cell>
          <table:table-cell office:value-type="string" office:string-value="Jalgaon" table:style-name="ce1">
            <text:p>Jalgaon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anana Powder" table:style-name="ce1">
            <text:p>Banana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6" table:style-name="ce1">
            <text:p>6</text:p>
          </table:table-cell>
          <table:table-cell office:value-type="float" office:value="400" table:style-name="ce1">
            <text:p>400</text:p>
          </table:table-cell>
          <table:table-cell office:value-type="float" office:value="2400" table:style-name="ce1">
            <text:p>2400</text:p>
          </table:table-cell>
          <table:table-cell office:value-type="float" office:value="280" table:style-name="ce1">
            <text:p>280</text:p>
          </table:table-cell>
          <table:table-cell office:value-type="float" office:value="720" table:style-name="ce1">
            <text:p>720</text:p>
          </table:table-cell>
          <table:table-cell table:number-columns-repeated="16371"/>
        </table:table-row>
        <table:table-row table:style-name="ro1">
          <table:table-cell office:value-type="string" office:string-value="MM030" table:style-name="ce1">
            <text:p>MM030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Akola Appetite" table:style-name="ce1">
            <text:p>Akola Appetite</text:p>
          </table:table-cell>
          <table:table-cell office:value-type="string" office:string-value="Akola" table:style-name="ce1">
            <text:p>Akol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4" table:style-name="ce1">
            <text:p>14</text:p>
          </table:table-cell>
          <table:table-cell office:value-type="float" office:value="450" table:style-name="ce1">
            <text:p>450</text:p>
          </table:table-cell>
          <table:table-cell office:value-type="float" office:value="6300" table:style-name="ce1">
            <text:p>6300</text:p>
          </table:table-cell>
          <table:table-cell office:value-type="float" office:value="300" table:style-name="ce1">
            <text:p>30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31" table:style-name="ce1">
            <text:p>MM031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Wardha Wonders" table:style-name="ce1">
            <text:p>Wardha Wonders</text:p>
          </table:table-cell>
          <table:table-cell office:value-type="string" office:string-value="Wardha" table:style-name="ce1">
            <text:p>Wardh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ay Leaves" table:style-name="ce1">
            <text:p>Bay Leave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float" office:value="2400" table:style-name="ce1">
            <text:p>2400</text:p>
          </table:table-cell>
          <table:table-cell office:value-type="float" office:value="450" table:style-name="ce1">
            <text:p>45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32" table:style-name="ce1">
            <text:p>MM032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Yavatmal Yummy" table:style-name="ce1">
            <text:p>Yavatmal Yummy</text:p>
          </table:table-cell>
          <table:table-cell office:value-type="string" office:string-value="Yavatmal" table:style-name="ce1">
            <text:p>Yavatmal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Star Anise" table:style-name="ce1">
            <text:p>Star Anise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750" table:style-name="ce1">
            <text:p>75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33" table:style-name="ce1">
            <text:p>MM033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Buldhana Bites" table:style-name="ce1">
            <text:p>Buldhana Bites</text:p>
          </table:table-cell>
          <table:table-cell office:value-type="string" office:string-value="Buldhana" table:style-name="ce1">
            <text:p>Buldhan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Asafoetida" table:style-name="ce1">
            <text:p>Asafoetida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" table:style-name="ce1">
            <text:p>1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2200" table:style-name="ce1">
            <text:p>2200</text:p>
          </table:table-cell>
          <table:table-cell office:value-type="float" office:value="800" table:style-name="ce1">
            <text:p>800</text:p>
          </table:table-cell>
          <table:table-cell table:number-columns-repeated="16371"/>
        </table:table-row>
        <table:table-row table:style-name="ro1">
          <table:table-cell office:value-type="string" office:string-value="MM034" table:style-name="ce1">
            <text:p>MM034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Washim Wok" table:style-name="ce1">
            <text:p>Washim Wok</text:p>
          </table:table-cell>
          <table:table-cell office:value-type="string" office:string-value="Washim" table:style-name="ce1">
            <text:p>Washim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float" office:value="5040" table:style-name="ce1">
            <text:p>5040</text:p>
          </table:table-cell>
          <table:table-cell office:value-type="float" office:value="120" table:style-name="ce1">
            <text:p>12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35" table:style-name="ce1">
            <text:p>MM035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Hingoli Kitchen" table:style-name="ce1">
            <text:p>Hingoli Kitchen</text:p>
          </table:table-cell>
          <table:table-cell office:value-type="string" office:string-value="Hingoli" table:style-name="ce1">
            <text:p>Hingo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4" table:style-name="ce1">
            <text:p>24</text:p>
          </table:table-cell>
          <table:table-cell office:value-type="float" office:value="220" table:style-name="ce1">
            <text:p>220</text:p>
          </table:table-cell>
          <table:table-cell office:value-type="float" office:value="5280" table:style-name="ce1">
            <text:p>5280</text:p>
          </table:table-cell>
          <table:table-cell office:value-type="float" office:value="150" table:style-name="ce1">
            <text:p>15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36" table:style-name="ce1">
            <text:p>MM036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Nanded Nosh" table:style-name="ce1">
            <text:p>Nanded Nosh</text:p>
          </table:table-cell>
          <table:table-cell office:value-type="string" office:string-value="Nanded" table:style-name="ce1">
            <text:p>Nande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Pav Bhaji Masala" table:style-name="ce1">
            <text:p>Pav Bhaj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6" table:style-name="ce1">
            <text:p>16</text:p>
          </table:table-cell>
          <table:table-cell office:value-type="float" office:value="300" table:style-name="ce1">
            <text:p>300</text:p>
          </table:table-cell>
          <table:table-cell office:value-type="float" office:value="4800" table:style-name="ce1">
            <text:p>4800</text:p>
          </table:table-cell>
          <table:table-cell office:value-type="float" office:value="190" table:style-name="ce1">
            <text:p>190</text:p>
          </table:table-cell>
          <table:table-cell office:value-type="float" office:value="1760" table:style-name="ce1">
            <text:p>1760</text:p>
          </table:table-cell>
          <table:table-cell table:number-columns-repeated="16371"/>
        </table:table-row>
        <table:table-row table:style-name="ro1">
          <table:table-cell office:value-type="string" office:string-value="MM037" table:style-name="ce1">
            <text:p>MM037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arbhani Palace" table:style-name="ce1">
            <text:p>Parbhani Palace</text:p>
          </table:table-cell>
          <table:table-cell office:value-type="string" office:string-value="Parbhani" table:style-name="ce1">
            <text:p>Parbhan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Powder" table:style-name="ce1">
            <text:p>Coriander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2" table:style-name="ce1">
            <text:p>22</text:p>
          </table:table-cell>
          <table:table-cell office:value-type="float" office:value="140" table:style-name="ce1">
            <text:p>140</text:p>
          </table:table-cell>
          <table:table-cell office:value-type="float" office:value="3080" table:style-name="ce1">
            <text:p>3080</text:p>
          </table:table-cell>
          <table:table-cell office:value-type="float" office:value="95" table:style-name="ce1">
            <text:p>95</text:p>
          </table:table-cell>
          <table:table-cell office:value-type="float" office:value="990" table:style-name="ce1">
            <text:p>990</text:p>
          </table:table-cell>
          <table:table-cell table:number-columns-repeated="16371"/>
        </table:table-row>
        <table:table-row table:style-name="ro1">
          <table:table-cell office:value-type="string" office:string-value="MM038" table:style-name="ce1">
            <text:p>MM038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Jalna Journey" table:style-name="ce1">
            <text:p>Jalna Journey</text:p>
          </table:table-cell>
          <table:table-cell office:value-type="string" office:string-value="Jalna" table:style-name="ce1">
            <text:p>Jaln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Powder" table:style-name="ce1">
            <text:p>Cumin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9" table:style-name="ce1">
            <text:p>19</text:p>
          </table:table-cell>
          <table:table-cell office:value-type="float" office:value="190" table:style-name="ce1">
            <text:p>190</text:p>
          </table:table-cell>
          <table:table-cell office:value-type="float" office:value="3610" table:style-name="ce1">
            <text:p>3610</text:p>
          </table:table-cell>
          <table:table-cell office:value-type="float" office:value="130" table:style-name="ce1">
            <text:p>130</text:p>
          </table:table-cell>
          <table:table-cell office:value-type="float" office:value="1140" table:style-name="ce1">
            <text:p>1140</text:p>
          </table:table-cell>
          <table:table-cell table:number-columns-repeated="16371"/>
        </table:table-row>
        <table:table-row table:style-name="ro1">
          <table:table-cell office:value-type="string" office:string-value="MM039" table:style-name="ce1">
            <text:p>MM039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Osmanabad Organic" table:style-name="ce1">
            <text:p>Osmanabad Organic</text:p>
          </table:table-cell>
          <table:table-cell office:value-type="string" office:string-value="Osmanabad" table:style-name="ce1">
            <text:p>Osman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6" table:style-name="ce1">
            <text:p>6</text:p>
          </table:table-cell>
          <table:table-cell office:value-type="float" office:value="800" table:style-name="ce1">
            <text:p>800</text:p>
          </table:table-cell>
          <table:table-cell office:value-type="float" office:value="4800" table:style-name="ce1">
            <text:p>4800</text:p>
          </table:table-cell>
          <table:table-cell office:value-type="float" office:value="600" table:style-name="ce1">
            <text:p>600</text:p>
          </table:table-cell>
          <table:table-cell office:value-type="float" office:value="1200" table:style-name="ce1">
            <text:p>1200</text:p>
          </table:table-cell>
          <table:table-cell table:number-columns-repeated="16371"/>
        </table:table-row>
        <table:table-row table:style-name="ro1">
          <table:table-cell office:value-type="string" office:string-value="MM040" table:style-name="ce1">
            <text:p>MM040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Solapur Supreme" table:style-name="ce1">
            <text:p>Solapur Supreme</text:p>
          </table:table-cell>
          <table:table-cell office:value-type="string" office:string-value="Solapur" table:style-name="ce1">
            <text:p>Sol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loves" table:style-name="ce1">
            <text:p>Clove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" table:style-name="ce1">
            <text:p>3</text:p>
          </table:table-cell>
          <table:table-cell office:value-type="float" office:value="1500" table:style-name="ce1">
            <text:p>1500</text:p>
          </table:table-cell>
          <table:table-cell office:value-type="float" office:value="4500" table:style-name="ce1">
            <text:p>4500</text:p>
          </table:table-cell>
          <table:table-cell office:value-type="float" office:value="1200" table:style-name="ce1">
            <text:p>1200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41" table:style-name="ce1">
            <text:p>MM041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remium" table:style-name="ce1">
            <text:p>Pune Premium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Nutmeg" table:style-name="ce1">
            <text:p>Nutmeg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float" office:value="1500" table:style-name="ce1">
            <text:p>15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2" table:style-name="ce1">
            <text:p>MM042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umbai Magic" table:style-name="ce1">
            <text:p>Mumbai Magic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ace" table:style-name="ce1">
            <text:p>Mace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1">
            <text:p>2500</text:p>
          </table:table-cell>
          <table:table-cell office:value-type="float" office:value="2000" table:style-name="ce1">
            <text:p>20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3" table:style-name="ce1">
            <text:p>MM043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Nashik Natural" table:style-name="ce1">
            <text:p>Nashik Natural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rry Leaves Powder" table:style-name="ce1">
            <text:p>Curry Leaves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2500" table:style-name="ce1">
            <text:p>2500</text:p>
          </table:table-cell>
          <table:table-cell office:value-type="float" office:value="180" table:style-name="ce1">
            <text:p>180</text:p>
          </table:table-cell>
          <table:table-cell office:value-type="float" office:value="700" table:style-name="ce1">
            <text:p>700</text:p>
          </table:table-cell>
          <table:table-cell table:number-columns-repeated="16371"/>
        </table:table-row>
        <table:table-row table:style-name="ro1">
          <table:table-cell office:value-type="string" office:string-value="MM044" table:style-name="ce1">
            <text:p>MM044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Aurangabad Aroma" table:style-name="ce1">
            <text:p>Aurangabad Aroma</text:p>
          </table:table-cell>
          <table:table-cell office:value-type="string" office:string-value="Aurangabad" table:style-name="ce1">
            <text:p>Aurang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ajma Masala" table:style-name="ce1">
            <text:p>Rajma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3" table:style-name="ce1">
            <text:p>13</text:p>
          </table:table-cell>
          <table:table-cell office:value-type="float" office:value="280" table:style-name="ce1">
            <text:p>280</text:p>
          </table:table-cell>
          <table:table-cell office:value-type="float" office:value="3640" table:style-name="ce1">
            <text:p>3640</text:p>
          </table:table-cell>
          <table:table-cell office:value-type="float" office:value="180" table:style-name="ce1">
            <text:p>180</text:p>
          </table:table-cell>
          <table:table-cell office:value-type="float" office:value="1300" table:style-name="ce1">
            <text:p>1300</text:p>
          </table:table-cell>
          <table:table-cell table:number-columns-repeated="16371"/>
        </table:table-row>
        <table:table-row table:style-name="ro1">
          <table:table-cell office:value-type="string" office:string-value="MM045" table:style-name="ce1">
            <text:p>MM045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Kolhapur Kraft" table:style-name="ce1">
            <text:p>Kolhapur Kraft</text:p>
          </table:table-cell>
          <table:table-cell office:value-type="string" office:string-value="Kolhapur" table:style-name="ce1">
            <text:p>Kolh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eat Masala" table:style-name="ce1">
            <text:p>Me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1" table:style-name="ce1">
            <text:p>11</text:p>
          </table:table-cell>
          <table:table-cell office:value-type="float" office:value="400" table:style-name="ce1">
            <text:p>400</text:p>
          </table:table-cell>
          <table:table-cell office:value-type="float" office:value="4400" table:style-name="ce1">
            <text:p>4400</text:p>
          </table:table-cell>
          <table:table-cell office:value-type="float" office:value="260" table:style-name="ce1">
            <text:p>260</text:p>
          </table:table-cell>
          <table:table-cell office:value-type="float" office:value="1540" table:style-name="ce1">
            <text:p>1540</text:p>
          </table:table-cell>
          <table:table-cell table:number-columns-repeated="16371"/>
        </table:table-row>
        <table:table-row table:style-name="ro1">
          <table:table-cell office:value-type="string" office:string-value="MM046" table:style-name="ce1">
            <text:p>MM046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Nagpur Nouvelle" table:style-name="ce1">
            <text:p>Nagpur Nouvelle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ish Masala" table:style-name="ce1">
            <text:p>Fish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9" table:style-name="ce1">
            <text:p>9</text:p>
          </table:table-cell>
          <table:table-cell office:value-type="float" office:value="380" table:style-name="ce1">
            <text:p>380</text:p>
          </table:table-cell>
          <table:table-cell office:value-type="float" office:value="3420" table:style-name="ce1">
            <text:p>3420</text:p>
          </table:table-cell>
          <table:table-cell office:value-type="float" office:value="240" table:style-name="ce1">
            <text:p>240</text:p>
          </table:table-cell>
          <table:table-cell office:value-type="float" office:value="1260" table:style-name="ce1">
            <text:p>1260</text:p>
          </table:table-cell>
          <table:table-cell table:number-columns-repeated="16371"/>
        </table:table-row>
        <table:table-row table:style-name="ro1">
          <table:table-cell office:value-type="string" office:string-value="MM047" table:style-name="ce1">
            <text:p>MM047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Thane Taste" table:style-name="ce1">
            <text:p>Thane Taste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icken Masala" table:style-name="ce1">
            <text:p>Chicken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7" table:style-name="ce1">
            <text:p>17</text:p>
          </table:table-cell>
          <table:table-cell office:value-type="float" office:value="360" table:style-name="ce1">
            <text:p>360</text:p>
          </table:table-cell>
          <table:table-cell office:value-type="float" office:value="6120" table:style-name="ce1">
            <text:p>6120</text:p>
          </table:table-cell>
          <table:table-cell office:value-type="float" office:value="230" table:style-name="ce1">
            <text:p>230</text:p>
          </table:table-cell>
          <table:table-cell office:value-type="float" office:value="2210" table:style-name="ce1">
            <text:p>2210</text:p>
          </table:table-cell>
          <table:table-cell table:number-columns-repeated="16371"/>
        </table:table-row>
        <table:table-row table:style-name="ro1">
          <table:table-cell office:value-type="string" office:string-value="MM048" table:style-name="ce1">
            <text:p>MM048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odern" table:style-name="ce1">
            <text:p>Mumbai Moder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itchen King Masala" table:style-name="ce1">
            <text:p>Kitchen King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1" table:style-name="ce1">
            <text:p>21</text:p>
          </table:table-cell>
          <table:table-cell office:value-type="float" office:value="320" table:style-name="ce1">
            <text:p>320</text:p>
          </table:table-cell>
          <table:table-cell office:value-type="float" office:value="6720" table:style-name="ce1">
            <text:p>6720</text:p>
          </table:table-cell>
          <table:table-cell office:value-type="float" office:value="200" table:style-name="ce1">
            <text:p>200</text:p>
          </table:table-cell>
          <table:table-cell office:value-type="float" office:value="2520" table:style-name="ce1">
            <text:p>2520</text:p>
          </table:table-cell>
          <table:table-cell table:number-columns-repeated="16371"/>
        </table:table-row>
        <table:table-row table:style-name="ro1">
          <table:table-cell office:value-type="string" office:string-value="MM049" table:style-name="ce1">
            <text:p>MM049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erfect" table:style-name="ce1">
            <text:p>Pune Perfect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na Masala" table:style-name="ce1">
            <text:p>Chana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4" table:style-name="ce1">
            <text:p>14</text:p>
          </table:table-cell>
          <table:table-cell office:value-type="float" office:value="290" table:style-name="ce1">
            <text:p>290</text:p>
          </table:table-cell>
          <table:table-cell office:value-type="float" office:value="4060" table:style-name="ce1">
            <text:p>4060</text:p>
          </table:table-cell>
          <table:table-cell office:value-type="float" office:value="185" table:style-name="ce1">
            <text:p>185</text:p>
          </table:table-cell>
          <table:table-cell office:value-type="float" office:value="1470" table:style-name="ce1">
            <text:p>1470</text:p>
          </table:table-cell>
          <table:table-cell table:number-columns-repeated="16371"/>
        </table:table-row>
        <table:table-row table:style-name="ro1">
          <table:table-cell office:value-type="string" office:string-value="MM050" table:style-name="ce1">
            <text:p>MM050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Final Order Cafe" table:style-name="ce1">
            <text:p>Final Order Cafe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ixed Spice Powder" table:style-name="ce1">
            <text:p>Mixed Spice Powder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5" table:style-name="ce1">
            <text:p>25</text:p>
          </table:table-cell>
          <table:table-cell office:value-type="float" office:value="240" table:style-name="ce1">
            <text:p>240</text:p>
          </table:table-cell>
          <table:table-cell office:value-type="float" office:value="6000" table:style-name="ce1">
            <text:p>6000</text:p>
          </table:table-cell>
          <table:table-cell office:value-type="float" office:value="160" table:style-name="ce1">
            <text:p>16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number-rows-repeated="3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office:value-type="string" table:number-columns-spanned="13" table:number-rows-spanned="1" table:style-name="ce9">
            <text:p>SORT by multiple column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office:string-value="MM001" table:formula="of:=COM.MICROSOFT.SORTBY([MasalaData.A2:.M51];[MasalaData.B2:.B51];1;[MasalaData.M2:.M51]; -1)" table:number-matrix-columns-spanned="13" table:number-matrix-rows-spanned="50" table:style-name="ce1">
            <text:p>MM001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aj Restaurant" table:style-name="ce1">
            <text:p>Taj Restaurant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float" office:value="4500" table:style-name="ce1">
            <text:p>4500</text:p>
          </table:table-cell>
          <table:table-cell office:value-type="float" office:value="120" table:style-name="ce1">
            <text:p>12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3" table:style-name="ce4">
            <text:p>MM003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float" office:value="4500" table:style-name="ce1">
            <text:p>45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4" table:style-name="ce1">
            <text:p>MM004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aharaja Dhaba" table:style-name="ce1">
            <text:p>Maharaja Dhaba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0" table:style-name="ce1">
            <text:p>30</text:p>
          </table:table-cell>
          <table:table-cell office:value-type="float" office:value="160" table:style-name="ce1">
            <text:p>160</text:p>
          </table:table-cell>
          <table:table-cell office:value-type="float" office:value="4800" table:style-name="ce1">
            <text:p>4800</text:p>
          </table:table-cell>
          <table:table-cell office:value-type="float" office:value="110" table:style-name="ce1">
            <text:p>110</text:p>
          </table:table-cell>
          <table:table-cell office:value-type="float" office:value="1500" table:style-name="ce1">
            <text:p>1500</text:p>
          </table:table-cell>
          <table:table-cell table:number-columns-repeated="16371"/>
        </table:table-row>
        <table:table-row table:style-name="ro1">
          <table:table-cell office:value-type="string" office:string-value="MM002" table:style-name="ce1">
            <text:p>MM002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pice Garden Cafe" table:style-name="ce1">
            <text:p>Spice Garden Cafe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5" table:style-name="ce1">
            <text:p>15</text:p>
          </table:table-cell>
          <table:table-cell office:value-type="float" office:value="220" table:style-name="ce1">
            <text:p>220</text:p>
          </table:table-cell>
          <table:table-cell office:value-type="float" office:value="3300" table:style-name="ce1">
            <text:p>3300</text:p>
          </table:table-cell>
          <table:table-cell office:value-type="float" office:value="150" table:style-name="ce1">
            <text:p>150</text:p>
          </table:table-cell>
          <table:table-cell office:value-type="float" office:value="1050" table:style-name="ce1">
            <text:p>1050</text:p>
          </table:table-cell>
          <table:table-cell table:number-columns-repeated="16371"/>
        </table:table-row>
        <table:table-row table:style-name="ro1">
          <table:table-cell office:value-type="string" office:string-value="MM006" table:style-name="ce1">
            <text:p>MM006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agar Restaurant" table:style-name="ce1">
            <text:p>Sagar Restaurant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float" office:value="4000" table:style-name="ce1">
            <text:p>4000</text:p>
          </table:table-cell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table:number-columns-repeated="16371"/>
        </table:table-row>
        <table:table-row table:style-name="ro1">
          <table:table-cell office:value-type="string" office:string-value="MM007" table:style-name="ce1">
            <text:p>MM007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Krishna Cafe" table:style-name="ce1">
            <text:p>Krishna Cafe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ardamom" table:style-name="ce1">
            <text:p>Cardamom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" table:style-name="ce1">
            <text:p>2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table:number-columns-repeated="16371"/>
        </table:table-row>
        <table:table-row table:style-name="ro1">
          <table:table-cell office:value-type="string" office:string-value="MM005" table:style-name="ce1">
            <text:p>MM005</text:p>
          </table:table-cell>
          <table:table-cell office:value-type="date" office:date-value="2025-01-24T00:00:00" table:style-name="ce6">
            <text:p>24-Ja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Bombay Bites" table:style-name="ce1">
            <text:p>Bombay Bites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Powder" table:style-name="ce1">
            <text:p>Coriander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0" table:style-name="ce1">
            <text:p>20</text:p>
          </table:table-cell>
          <table:table-cell office:value-type="float" office:value="140" table:style-name="ce1">
            <text:p>140</text:p>
          </table:table-cell>
          <table:table-cell office:value-type="float" office:value="2800" table:style-name="ce1">
            <text:p>2800</text:p>
          </table:table-cell>
          <table:table-cell office:value-type="float" office:value="95" table:style-name="ce1">
            <text:p>95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08" table:style-name="ce1">
            <text:p>MM008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Golden Spoon" table:style-name="ce1">
            <text:p>Golden Spoo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6300" table:style-name="ce1">
            <text:p>6300</text:p>
          </table:table-cell>
          <table:table-cell office:value-type="float" office:value="120" table:style-name="ce1">
            <text:p>12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10" table:style-name="ce1">
            <text:p>MM010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arathi Mandir" table:style-name="ce1">
            <text:p>Marathi Mandir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220" table:style-name="ce1">
            <text:p>220</text:p>
          </table:table-cell>
          <table:table-cell office:value-type="float" office:value="6160" table:style-name="ce1">
            <text:p>6160</text:p>
          </table:table-cell>
          <table:table-cell office:value-type="float" office:value="150" table:style-name="ce1">
            <text:p>150</text:p>
          </table:table-cell>
          <table:table-cell office:value-type="float" office:value="1960" table:style-name="ce1">
            <text:p>1960</text:p>
          </table:table-cell>
          <table:table-cell table:number-columns-repeated="16371"/>
        </table:table-row>
        <table:table-row table:style-name="ro1">
          <table:table-cell office:value-type="string" office:string-value="MM009" table:style-name="ce1">
            <text:p>MM009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alace" table:style-name="ce1">
            <text:p>Pune Palace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iryani Masala" table:style-name="ce1">
            <text:p>Biryan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2" table:style-name="ce1">
            <text:p>12</text:p>
          </table:table-cell>
          <table:table-cell office:value-type="float" office:value="380" table:style-name="ce1">
            <text:p>380</text:p>
          </table:table-cell>
          <table:table-cell office:value-type="float" office:value="4560" table:style-name="ce1">
            <text:p>4560</text:p>
          </table:table-cell>
          <table:table-cell office:value-type="float" office:value="250" table:style-name="ce1">
            <text:p>250</text:p>
          </table:table-cell>
          <table:table-cell office:value-type="float" office:value="1560" table:style-name="ce1">
            <text:p>1560</text:p>
          </table:table-cell>
          <table:table-cell table:number-columns-repeated="16371"/>
        </table:table-row>
        <table:table-row table:style-name="ro1">
          <table:table-cell office:value-type="string" office:string-value="MM014" table:style-name="ce1">
            <text:p>MM014</text:p>
          </table:table-cell>
          <table:table-cell office:value-type="date" office:date-value="2025-02-24T00:00:00" table:style-name="ce6">
            <text:p>24-Feb-25</text:p>
          </table:table-cell>
          <table:table-cell office:value-type="float" office:value="0" table:style-name="ce1">
            <text:p>0</text:p>
          </table:table-cell>
          <table:table-cell office:value-type="string" office:string-value="Spicy Affairs" table:style-name="ce1">
            <text:p>Spicy Affairs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5600" table:style-name="ce1">
            <text:p>5600</text:p>
          </table:table-cell>
          <table:table-cell office:value-type="float" office:value="600" table:style-name="ce1">
            <text:p>600</text:p>
          </table:table-cell>
          <table:table-cell office:value-type="float" office:value="1400" table:style-name="ce1">
            <text:p>1400</text:p>
          </table:table-cell>
          <table:table-cell table:number-columns-repeated="16371"/>
        </table:table-row>
        <table:table-row table:style-name="ro1">
          <table:table-cell office:value-type="string" office:string-value="MM013" table:style-name="ce1">
            <text:p>MM013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Nashik Nosh" table:style-name="ce1">
            <text:p>Nashik Nosh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5" table:style-name="ce1">
            <text:p>25</text:p>
          </table:table-cell>
          <table:table-cell office:value-type="float" office:value="160" table:style-name="ce1">
            <text:p>160</text:p>
          </table:table-cell>
          <table:table-cell office:value-type="float" office:value="4000" table:style-name="ce1">
            <text:p>4000</text:p>
          </table:table-cell>
          <table:table-cell office:value-type="float" office:value="110" table:style-name="ce1">
            <text:p>110</text:p>
          </table:table-cell>
          <table:table-cell office:value-type="float" office:value="1250" table:style-name="ce1">
            <text:p>1250</text:p>
          </table:table-cell>
          <table:table-cell table:number-columns-repeated="16371"/>
        </table:table-row>
        <table:table-row table:style-name="ro1">
          <table:table-cell office:value-type="string" office:string-value="MM012" table:style-name="ce1">
            <text:p>MM012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asala" table:style-name="ce1">
            <text:p>Mumbai Masala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8" table:style-name="ce1">
            <text:p>8</text:p>
          </table:table-cell>
          <table:table-cell office:value-type="float" office:value="450" table:style-name="ce1">
            <text:p>450</text:p>
          </table:table-cell>
          <table:table-cell office:value-type="float" office:value="3600" table:style-name="ce1">
            <text:p>3600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style-name="ce1">
            <text:p>1200</text:p>
          </table:table-cell>
          <table:table-cell table:number-columns-repeated="16371"/>
        </table:table-row>
        <table:table-row table:style-name="ro1">
          <table:table-cell office:value-type="string" office:string-value="MM015" table:style-name="ce1">
            <text:p>MM015</text:p>
          </table:table-cell>
          <table:table-cell office:value-type="date" office:date-value="2025-02-24T00:00:00" table:style-name="ce6">
            <text:p>24-Feb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Royal Kitchen" table:style-name="ce1">
            <text:p>Royal Kitche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innamon Sticks" table:style-name="ce1">
            <text:p>Cinnamon Stick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600" table:style-name="ce1">
            <text:p>3600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11" table:style-name="ce1">
            <text:p>MM011</text:p>
          </table:table-cell>
          <table:table-cell office:value-type="date" office:date-value="2025-02-24T00:00:00" table:style-name="ce6">
            <text:p>24-Feb-25</text:p>
          </table:table-cell>
          <table:table-cell office:value-type="float" office:value="0" table:style-name="ce1">
            <text:p>0</text:p>
          </table:table-cell>
          <table:table-cell office:value-type="string" office:string-value="Deccan Delights" table:style-name="ce1">
            <text:p>Deccan Delights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ustard Seeds" table:style-name="ce1">
            <text:p>Mustard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office:value-type="float" office:value="2160" table:style-name="ce1">
            <text:p>2160</text:p>
          </table:table-cell>
          <table:table-cell office:value-type="float" office:value="80" table:style-name="ce1">
            <text:p>80</text:p>
          </table:table-cell>
          <table:table-cell office:value-type="float" office:value="720" table:style-name="ce1">
            <text:p>720</text:p>
          </table:table-cell>
          <table:table-cell table:number-columns-repeated="16371"/>
        </table:table-row>
        <table:table-row table:style-name="ro1">
          <table:table-cell office:value-type="string" office:string-value="MM016" table:style-name="ce1">
            <text:p>MM016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Aurangabad Eats" table:style-name="ce1">
            <text:p>Aurangabad Eats</text:p>
          </table:table-cell>
          <table:table-cell office:value-type="string" office:string-value="Aurangabad" table:style-name="ce1">
            <text:p>Aurang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7200" table:style-name="ce1">
            <text:p>7200</text:p>
          </table:table-cell>
          <table:table-cell office:value-type="float" office:value="120" table:style-name="ce1">
            <text:p>120</text:p>
          </table:table-cell>
          <table:table-cell office:value-type="float" office:value="2400" table:style-name="ce1">
            <text:p>2400</text:p>
          </table:table-cell>
          <table:table-cell table:number-columns-repeated="16371"/>
        </table:table-row>
        <table:table-row table:style-name="ro1">
          <table:table-cell office:value-type="string" office:string-value="MM020" table:style-name="ce1">
            <text:p>MM020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Central" table:style-name="ce1">
            <text:p>Mumbai Central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t Masala" table:style-name="ce1">
            <text:p>Ch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0" table:style-name="ce1">
            <text:p>20</text:p>
          </table:table-cell>
          <table:table-cell office:value-type="float" office:value="280" table:style-name="ce1">
            <text:p>280</text:p>
          </table:table-cell>
          <table:table-cell office:value-type="float" office:value="5600" table:style-name="ce1">
            <text:p>5600</text:p>
          </table:table-cell>
          <table:table-cell office:value-type="float" office:value="180" table:style-name="ce1">
            <text:p>18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string" office:string-value="MM017" table:style-name="ce1">
            <text:p>MM017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Kolhapur Kitchen" table:style-name="ce1">
            <text:p>Kolhapur Kitchen</text:p>
          </table:table-cell>
          <table:table-cell office:value-type="string" office:string-value="Kolhapur" table:style-name="ce1">
            <text:p>Kolh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olhapuri Masala" table:style-name="ce1">
            <text:p>Kolhapur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5" table:style-name="ce1">
            <text:p>15</text:p>
          </table:table-cell>
          <table:table-cell office:value-type="float" office:value="350" table:style-name="ce1">
            <text:p>350</text:p>
          </table:table-cell>
          <table:table-cell office:value-type="float" office:value="5250" table:style-name="ce1">
            <text:p>5250</text:p>
          </table:table-cell>
          <table:table-cell office:value-type="float" office:value="220" table:style-name="ce1">
            <text:p>220</text:p>
          </table:table-cell>
          <table:table-cell office:value-type="float" office:value="1950" table:style-name="ce1">
            <text:p>1950</text:p>
          </table:table-cell>
          <table:table-cell table:number-columns-repeated="16371"/>
        </table:table-row>
        <table:table-row table:style-name="ro1">
          <table:table-cell office:value-type="string" office:string-value="MM018" table:style-name="ce1">
            <text:p>MM018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olapur Spices" table:style-name="ce1">
            <text:p>Solapur Spices</text:p>
          </table:table-cell>
          <table:table-cell office:value-type="string" office:string-value="Solapur" table:style-name="ce1">
            <text:p>Sol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2" table:style-name="ce1">
            <text:p>22</text:p>
          </table:table-cell>
          <table:table-cell office:value-type="float" office:value="220" table:style-name="ce1">
            <text:p>220</text:p>
          </table:table-cell>
          <table:table-cell office:value-type="float" office:value="4840" table:style-name="ce1">
            <text:p>4840</text:p>
          </table:table-cell>
          <table:table-cell office:value-type="float" office:value="150" table:style-name="ce1">
            <text:p>150</text:p>
          </table:table-cell>
          <table:table-cell office:value-type="float" office:value="1540" table:style-name="ce1">
            <text:p>1540</text:p>
          </table:table-cell>
          <table:table-cell table:number-columns-repeated="16371"/>
        </table:table-row>
        <table:table-row table:style-name="ro1">
          <table:table-cell office:value-type="string" office:string-value="MM021" table:style-name="ce1">
            <text:p>MM021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Dhule Dining" table:style-name="ce1">
            <text:p>Dhule Dining</text:p>
          </table:table-cell>
          <table:table-cell office:value-type="string" office:string-value="Dhule" table:style-name="ce1">
            <text:p>Dhul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Seeds" table:style-name="ce1">
            <text:p>Coriander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2" table:style-name="ce1">
            <text:p>32</text:p>
          </table:table-cell>
          <table:table-cell office:value-type="float" office:value="130" table:style-name="ce1">
            <text:p>130</text:p>
          </table:table-cell>
          <table:table-cell office:value-type="float" office:value="4160" table:style-name="ce1">
            <text:p>4160</text:p>
          </table:table-cell>
          <table:table-cell office:value-type="float" office:value="90" table:style-name="ce1">
            <text:p>90</text:p>
          </table:table-cell>
          <table:table-cell office:value-type="float" office:value="1280" table:style-name="ce1">
            <text:p>1280</text:p>
          </table:table-cell>
          <table:table-cell table:number-columns-repeated="16371"/>
        </table:table-row>
        <table:table-row table:style-name="ro1">
          <table:table-cell office:value-type="string" office:string-value="MM019" table:style-name="ce1">
            <text:p>MM019</text:p>
          </table:table-cell>
          <table:table-cell office:value-type="date" office:date-value="2025-03-24T00:00:00" table:style-name="ce6">
            <text:p>24-Mar-25</text:p>
          </table:table-cell>
          <table:table-cell office:value-type="string" office:string-value="Sunita Singh" table:style-name="ce1">
            <text:p>Sunita Singh</text:p>
          </table:table-cell>
          <table:table-cell office:value-type="float" office:value="0" table:style-name="ce1">
            <text:p>0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Orange Peel Powder" table:style-name="ce1">
            <text:p>Orange Peel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float" office:value="2400" table:style-name="ce1">
            <text:p>2400</text:p>
          </table:table-cell>
          <table:table-cell office:value-type="float" office:value="200" table:style-name="ce1">
            <text:p>200</text:p>
          </table:table-cell>
          <table:table-cell office:value-type="float" office:value="800" table:style-name="ce1">
            <text:p>800</text:p>
          </table:table-cell>
          <table:table-cell table:number-columns-repeated="16371"/>
        </table:table-row>
        <table:table-row table:style-name="ro1">
          <table:table-cell office:value-type="string" office:string-value="MM024" table:style-name="ce1">
            <text:p>MM024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Thane Tiffin" table:style-name="ce1">
            <text:p>Thane Tiffin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Sambhar Masala" table:style-name="ce1">
            <text:p>Sambhar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8" table:style-name="ce1">
            <text:p>18</text:p>
          </table:table-cell>
          <table:table-cell office:value-type="float" office:value="320" table:style-name="ce1">
            <text:p>320</text:p>
          </table:table-cell>
          <table:table-cell office:value-type="float" office:value="5760" table:style-name="ce1">
            <text:p>5760</text:p>
          </table:table-cell>
          <table:table-cell office:value-type="float" office:value="200" table:style-name="ce1">
            <text:p>200</text:p>
          </table:table-cell>
          <table:table-cell office:value-type="float" office:value="2160" table:style-name="ce1">
            <text:p>2160</text:p>
          </table:table-cell>
          <table:table-cell table:number-columns-repeated="16371"/>
        </table:table-row>
        <table:table-row table:style-name="ro1">
          <table:table-cell office:value-type="string" office:string-value="MM026" table:style-name="ce1">
            <text:p>MM026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Satara Snacks" table:style-name="ce1">
            <text:p>Satara Snacks</text:p>
          </table:table-cell>
          <table:table-cell office:value-type="string" office:string-value="Satara" table:style-name="ce1">
            <text:p>Satar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6" table:style-name="ce1">
            <text:p>26</text:p>
          </table:table-cell>
          <table:table-cell office:value-type="float" office:value="220" table:style-name="ce1">
            <text:p>220</text:p>
          </table:table-cell>
          <table:table-cell office:value-type="float" office:value="5720" table:style-name="ce1">
            <text:p>5720</text:p>
          </table:table-cell>
          <table:table-cell office:value-type="float" office:value="150" table:style-name="ce1">
            <text:p>150</text:p>
          </table:table-cell>
          <table:table-cell office:value-type="float" office:value="1820" table:style-name="ce1">
            <text:p>1820</text:p>
          </table:table-cell>
          <table:table-cell table:number-columns-repeated="16371"/>
        </table:table-row>
        <table:table-row table:style-name="ro1">
          <table:table-cell office:value-type="string" office:string-value="MM025" table:style-name="ce1">
            <text:p>MM025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Sangli Sweets" table:style-name="ce1">
            <text:p>Sangli Sweets</text:p>
          </table:table-cell>
          <table:table-cell office:value-type="string" office:string-value="Sangli" table:style-name="ce1">
            <text:p>Sang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5400" table:style-name="ce1">
            <text:p>5400</text:p>
          </table:table-cell>
          <table:table-cell office:value-type="float" office:value="120" table:style-name="ce1">
            <text:p>120</text:p>
          </table:table-cell>
          <table:table-cell office:value-type="float" office:value="1800" table:style-name="ce1">
            <text:p>1800</text:p>
          </table:table-cell>
          <table:table-cell table:number-columns-repeated="16371"/>
        </table:table-row>
        <table:table-row table:style-name="ro1">
          <table:table-cell office:value-type="string" office:string-value="MM027" table:style-name="ce1">
            <text:p>MM027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Ahmednagar Appetite" table:style-name="ce1">
            <text:p>Ahmednagar Appetite</text:p>
          </table:table-cell>
          <table:table-cell office:value-type="string" office:string-value="Ahmednagar" table:style-name="ce1">
            <text:p>Ahmednaga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Seeds" table:style-name="ce1">
            <text:p>Cumin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5" table:style-name="ce1">
            <text:p>35</text:p>
          </table:table-cell>
          <table:table-cell office:value-type="float" office:value="160" table:style-name="ce1">
            <text:p>160</text:p>
          </table:table-cell>
          <table:table-cell office:value-type="float" office:value="5600" table:style-name="ce1">
            <text:p>5600</text:p>
          </table:table-cell>
          <table:table-cell office:value-type="float" office:value="110" table:style-name="ce1">
            <text:p>110</text:p>
          </table:table-cell>
          <table:table-cell office:value-type="float" office:value="1750" table:style-name="ce1">
            <text:p>1750</text:p>
          </table:table-cell>
          <table:table-cell table:number-columns-repeated="16371"/>
        </table:table-row>
        <table:table-row table:style-name="ro1">
          <table:table-cell office:value-type="string" office:string-value="MM022" table:style-name="ce1">
            <text:p>MM022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Amit Kumar" table:style-name="ce1">
            <text:p>Amit Kumar</text:p>
          </table:table-cell>
          <table:table-cell office:value-type="float" office:value="0" table:style-name="ce1">
            <text:p>0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ennel Seeds" table:style-name="ce1">
            <text:p>Fennel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float" office:value="2800" table:style-name="ce1">
            <text:p>2800</text:p>
          </table:table-cell>
          <table:table-cell office:value-type="float" office:value="140" table:style-name="ce1">
            <text:p>140</text:p>
          </table:table-cell>
          <table:table-cell office:value-type="float" office:value="840" table:style-name="ce1">
            <text:p>840</text:p>
          </table:table-cell>
          <table:table-cell table:number-columns-repeated="16371"/>
        </table:table-row>
        <table:table-row table:style-name="ro1">
          <table:table-cell office:value-type="string" office:string-value="MM023" table:style-name="ce1">
            <text:p>MM023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Latur Lunch" table:style-name="ce1">
            <text:p>Latur Lunch</text:p>
          </table:table-cell>
          <table:table-cell office:value-type="string" office:string-value="Latur" table:style-name="ce1">
            <text:p>Lat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enugreek Seeds" table:style-name="ce1">
            <text:p>Fenugreek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float" office:value="1800" table:style-name="ce1">
            <text:p>1800</text:p>
          </table:table-cell>
          <table:table-cell office:value-type="float" office:value="120" table:style-name="ce1">
            <text:p>12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28" table:style-name="ce1">
            <text:p>MM028</text:p>
          </table:table-cell>
          <table:table-cell office:value-type="date" office:date-value="2025-04-24T00:00:00" table:style-name="ce6">
            <text:p>24-Apr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Beed Bites" table:style-name="ce1">
            <text:p>Beed Bites</text:p>
          </table:table-cell>
          <table:table-cell office:value-type="string" office:string-value="Beed" table:style-name="ce1">
            <text:p>Bee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Mustard Seeds" table:style-name="ce1">
            <text:p>Black Mustard Seed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2" table:style-name="ce1">
            <text:p>12</text:p>
          </table:table-cell>
          <table:table-cell office:value-type="float" office:value="150" table:style-name="ce1">
            <text:p>150</text:p>
          </table:table-cell>
          <table:table-cell office:value-type="float" office:value="1800" table:style-name="ce1">
            <text:p>1800</text:p>
          </table:table-cell>
          <table:table-cell office:value-type="float" office:value="100" table:style-name="ce1">
            <text:p>10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30" table:style-name="ce1">
            <text:p>MM030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Akola Appetite" table:style-name="ce1">
            <text:p>Akola Appetite</text:p>
          </table:table-cell>
          <table:table-cell office:value-type="string" office:string-value="Akola" table:style-name="ce1">
            <text:p>Akol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Garam Masala" table:style-name="ce1">
            <text:p>Garam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4" table:style-name="ce1">
            <text:p>14</text:p>
          </table:table-cell>
          <table:table-cell office:value-type="float" office:value="450" table:style-name="ce1">
            <text:p>450</text:p>
          </table:table-cell>
          <table:table-cell office:value-type="float" office:value="6300" table:style-name="ce1">
            <text:p>6300</text:p>
          </table:table-cell>
          <table:table-cell office:value-type="float" office:value="300" table:style-name="ce1">
            <text:p>300</text:p>
          </table:table-cell>
          <table:table-cell office:value-type="float" office:value="2100" table:style-name="ce1">
            <text:p>2100</text:p>
          </table:table-cell>
          <table:table-cell table:number-columns-repeated="16371"/>
        </table:table-row>
        <table:table-row table:style-name="ro1">
          <table:table-cell office:value-type="string" office:string-value="MM036" table:style-name="ce1">
            <text:p>MM036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Nanded Nosh" table:style-name="ce1">
            <text:p>Nanded Nosh</text:p>
          </table:table-cell>
          <table:table-cell office:value-type="string" office:string-value="Nanded" table:style-name="ce1">
            <text:p>Nande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Pav Bhaji Masala" table:style-name="ce1">
            <text:p>Pav Bhaji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6" table:style-name="ce1">
            <text:p>16</text:p>
          </table:table-cell>
          <table:table-cell office:value-type="float" office:value="300" table:style-name="ce1">
            <text:p>300</text:p>
          </table:table-cell>
          <table:table-cell office:value-type="float" office:value="4800" table:style-name="ce1">
            <text:p>4800</text:p>
          </table:table-cell>
          <table:table-cell office:value-type="float" office:value="190" table:style-name="ce1">
            <text:p>190</text:p>
          </table:table-cell>
          <table:table-cell office:value-type="float" office:value="1760" table:style-name="ce1">
            <text:p>1760</text:p>
          </table:table-cell>
          <table:table-cell table:number-columns-repeated="16371"/>
        </table:table-row>
        <table:table-row table:style-name="ro1">
          <table:table-cell office:value-type="string" office:string-value="MM034" table:style-name="ce1">
            <text:p>MM034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Washim Wok" table:style-name="ce1">
            <text:p>Washim Wok</text:p>
          </table:table-cell>
          <table:table-cell office:value-type="string" office:string-value="Washim" table:style-name="ce1">
            <text:p>Washim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Turmeric Powder" table:style-name="ce1">
            <text:p>Turmeric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float" office:value="5040" table:style-name="ce1">
            <text:p>5040</text:p>
          </table:table-cell>
          <table:table-cell office:value-type="float" office:value="120" table:style-name="ce1">
            <text:p>12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35" table:style-name="ce1">
            <text:p>MM035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Hingoli Kitchen" table:style-name="ce1">
            <text:p>Hingoli Kitchen</text:p>
          </table:table-cell>
          <table:table-cell office:value-type="string" office:string-value="Hingoli" table:style-name="ce1">
            <text:p>Hingol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ed Chili Powder" table:style-name="ce1">
            <text:p>Red Chili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4" table:style-name="ce1">
            <text:p>24</text:p>
          </table:table-cell>
          <table:table-cell office:value-type="float" office:value="220" table:style-name="ce1">
            <text:p>220</text:p>
          </table:table-cell>
          <table:table-cell office:value-type="float" office:value="5280" table:style-name="ce1">
            <text:p>5280</text:p>
          </table:table-cell>
          <table:table-cell office:value-type="float" office:value="150" table:style-name="ce1">
            <text:p>150</text:p>
          </table:table-cell>
          <table:table-cell office:value-type="float" office:value="1680" table:style-name="ce1">
            <text:p>1680</text:p>
          </table:table-cell>
          <table:table-cell table:number-columns-repeated="16371"/>
        </table:table-row>
        <table:table-row table:style-name="ro1">
          <table:table-cell office:value-type="string" office:string-value="MM033" table:style-name="ce1">
            <text:p>MM033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Buldhana Bites" table:style-name="ce1">
            <text:p>Buldhana Bites</text:p>
          </table:table-cell>
          <table:table-cell office:value-type="string" office:string-value="Buldhana" table:style-name="ce1">
            <text:p>Buldhan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Asafoetida" table:style-name="ce1">
            <text:p>Asafoetida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" table:style-name="ce1">
            <text:p>1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2200" table:style-name="ce1">
            <text:p>2200</text:p>
          </table:table-cell>
          <table:table-cell office:value-type="float" office:value="800" table:style-name="ce1">
            <text:p>800</text:p>
          </table:table-cell>
          <table:table-cell table:number-columns-repeated="16371"/>
        </table:table-row>
        <table:table-row table:style-name="ro1">
          <table:table-cell office:value-type="string" office:string-value="MM029" table:style-name="ce1">
            <text:p>MM029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Jalgaon Junction" table:style-name="ce1">
            <text:p>Jalgaon Junction</text:p>
            <draw:frame draw:z-index="2" draw:id="id2" draw:style-name="a2" draw:name="Chart 2" svg:x="0.54167in" svg:y="0.104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string" office:string-value="Jalgaon" table:style-name="ce1">
            <text:p>Jalgaon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anana Powder" table:style-name="ce1">
            <text:p>Banana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6" table:style-name="ce1">
            <text:p>6</text:p>
          </table:table-cell>
          <table:table-cell office:value-type="float" office:value="400" table:style-name="ce1">
            <text:p>400</text:p>
          </table:table-cell>
          <table:table-cell office:value-type="float" office:value="2400" table:style-name="ce1">
            <text:p>2400</text:p>
          </table:table-cell>
          <table:table-cell office:value-type="float" office:value="280" table:style-name="ce1">
            <text:p>280</text:p>
          </table:table-cell>
          <table:table-cell office:value-type="float" office:value="720" table:style-name="ce1">
            <text:p>720</text:p>
          </table:table-cell>
          <table:table-cell table:number-columns-repeated="16371"/>
        </table:table-row>
        <table:table-row table:style-name="ro1">
          <table:table-cell office:value-type="string" office:string-value="MM031" table:style-name="ce1">
            <text:p>MM031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Wardha Wonders" table:style-name="ce1">
            <text:p>Wardha Wonders</text:p>
          </table:table-cell>
          <table:table-cell office:value-type="string" office:string-value="Wardha" table:style-name="ce1">
            <text:p>Wardh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ay Leaves" table:style-name="ce1">
            <text:p>Bay Leave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float" office:value="2400" table:style-name="ce1">
            <text:p>2400</text:p>
          </table:table-cell>
          <table:table-cell office:value-type="float" office:value="450" table:style-name="ce1">
            <text:p>450</text:p>
          </table:table-cell>
          <table:table-cell office:value-type="float" office:value="600" table:style-name="ce1">
            <text:p>600</text:p>
          </table:table-cell>
          <table:table-cell table:number-columns-repeated="16371"/>
        </table:table-row>
        <table:table-row table:style-name="ro1">
          <table:table-cell office:value-type="string" office:string-value="MM032" table:style-name="ce1">
            <text:p>MM032</text:p>
          </table:table-cell>
          <table:table-cell office:value-type="date" office:date-value="2025-05-24T00:00:00" table:style-name="ce6">
            <text:p>24-May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Yavatmal Yummy" table:style-name="ce1">
            <text:p>Yavatmal Yummy</text:p>
          </table:table-cell>
          <table:table-cell office:value-type="string" office:string-value="Yavatmal" table:style-name="ce1">
            <text:p>Yavatmal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Star Anise" table:style-name="ce1">
            <text:p>Star Anise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750" table:style-name="ce1">
            <text:p>75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5" table:style-name="ce1">
            <text:p>MM045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Kolhapur Kraft" table:style-name="ce1">
            <text:p>Kolhapur Kraft</text:p>
          </table:table-cell>
          <table:table-cell office:value-type="string" office:string-value="Kolhapur" table:style-name="ce1">
            <text:p>Kolh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eat Masala" table:style-name="ce1">
            <text:p>Meat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1" table:style-name="ce1">
            <text:p>11</text:p>
          </table:table-cell>
          <table:table-cell office:value-type="float" office:value="400" table:style-name="ce1">
            <text:p>400</text:p>
          </table:table-cell>
          <table:table-cell office:value-type="float" office:value="4400" table:style-name="ce1">
            <text:p>4400</text:p>
          </table:table-cell>
          <table:table-cell office:value-type="float" office:value="260" table:style-name="ce1">
            <text:p>260</text:p>
          </table:table-cell>
          <table:table-cell office:value-type="float" office:value="1540" table:style-name="ce1">
            <text:p>1540</text:p>
          </table:table-cell>
          <table:table-cell table:number-columns-repeated="16371"/>
        </table:table-row>
        <table:table-row table:style-name="ro1">
          <table:table-cell office:value-type="string" office:string-value="MM044" table:style-name="ce1">
            <text:p>MM044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Aurangabad Aroma" table:style-name="ce1">
            <text:p>Aurangabad Aroma</text:p>
          </table:table-cell>
          <table:table-cell office:value-type="string" office:string-value="Aurangabad" table:style-name="ce1">
            <text:p>Aurang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Rajma Masala" table:style-name="ce1">
            <text:p>Rajma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3" table:style-name="ce1">
            <text:p>13</text:p>
          </table:table-cell>
          <table:table-cell office:value-type="float" office:value="280" table:style-name="ce1">
            <text:p>280</text:p>
          </table:table-cell>
          <table:table-cell office:value-type="float" office:value="3640" table:style-name="ce1">
            <text:p>3640</text:p>
          </table:table-cell>
          <table:table-cell office:value-type="float" office:value="180" table:style-name="ce1">
            <text:p>180</text:p>
          </table:table-cell>
          <table:table-cell office:value-type="float" office:value="1300" table:style-name="ce1">
            <text:p>1300</text:p>
          </table:table-cell>
          <table:table-cell table:number-columns-repeated="16371"/>
        </table:table-row>
        <table:table-row table:style-name="ro1">
          <table:table-cell office:value-type="string" office:string-value="MM039" table:style-name="ce1">
            <text:p>MM039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Osmanabad Organic" table:style-name="ce1">
            <text:p>Osmanabad Organic</text:p>
          </table:table-cell>
          <table:table-cell office:value-type="string" office:string-value="Osmanabad" table:style-name="ce1">
            <text:p>Osmanabad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Black Pepper" table:style-name="ce1">
            <text:p>Black Pepper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6" table:style-name="ce1">
            <text:p>6</text:p>
          </table:table-cell>
          <table:table-cell office:value-type="float" office:value="800" table:style-name="ce1">
            <text:p>800</text:p>
          </table:table-cell>
          <table:table-cell office:value-type="float" office:value="4800" table:style-name="ce1">
            <text:p>4800</text:p>
          </table:table-cell>
          <table:table-cell office:value-type="float" office:value="600" table:style-name="ce1">
            <text:p>600</text:p>
          </table:table-cell>
          <table:table-cell office:value-type="float" office:value="1200" table:style-name="ce1">
            <text:p>1200</text:p>
          </table:table-cell>
          <table:table-cell table:number-columns-repeated="16371"/>
        </table:table-row>
        <table:table-row table:style-name="ro1">
          <table:table-cell office:value-type="string" office:string-value="MM038" table:style-name="ce1">
            <text:p>MM038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Jalna Journey" table:style-name="ce1">
            <text:p>Jalna Journey</text:p>
          </table:table-cell>
          <table:table-cell office:value-type="string" office:string-value="Jalna" table:style-name="ce1">
            <text:p>Jalna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min Powder" table:style-name="ce1">
            <text:p>Cumin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9" table:style-name="ce1">
            <text:p>19</text:p>
          </table:table-cell>
          <table:table-cell office:value-type="float" office:value="190" table:style-name="ce1">
            <text:p>190</text:p>
          </table:table-cell>
          <table:table-cell office:value-type="float" office:value="3610" table:style-name="ce1">
            <text:p>3610</text:p>
          </table:table-cell>
          <table:table-cell office:value-type="float" office:value="130" table:style-name="ce1">
            <text:p>130</text:p>
          </table:table-cell>
          <table:table-cell office:value-type="float" office:value="1140" table:style-name="ce1">
            <text:p>1140</text:p>
          </table:table-cell>
          <table:table-cell table:number-columns-repeated="16371"/>
        </table:table-row>
        <table:table-row table:style-name="ro1">
          <table:table-cell office:value-type="string" office:string-value="MM037" table:style-name="ce1">
            <text:p>MM037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arbhani Palace" table:style-name="ce1">
            <text:p>Parbhani Palace</text:p>
          </table:table-cell>
          <table:table-cell office:value-type="string" office:string-value="Parbhani" table:style-name="ce1">
            <text:p>Parbhan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oriander Powder" table:style-name="ce1">
            <text:p>Coriander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22" table:style-name="ce1">
            <text:p>22</text:p>
          </table:table-cell>
          <table:table-cell office:value-type="float" office:value="140" table:style-name="ce1">
            <text:p>140</text:p>
          </table:table-cell>
          <table:table-cell office:value-type="float" office:value="3080" table:style-name="ce1">
            <text:p>3080</text:p>
          </table:table-cell>
          <table:table-cell office:value-type="float" office:value="95" table:style-name="ce1">
            <text:p>95</text:p>
          </table:table-cell>
          <table:table-cell office:value-type="float" office:value="990" table:style-name="ce1">
            <text:p>990</text:p>
          </table:table-cell>
          <table:table-cell table:number-columns-repeated="16371"/>
        </table:table-row>
        <table:table-row table:style-name="ro1">
          <table:table-cell office:value-type="string" office:string-value="MM040" table:style-name="ce1">
            <text:p>MM040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Solapur Supreme" table:style-name="ce1">
            <text:p>Solapur Supreme</text:p>
          </table:table-cell>
          <table:table-cell office:value-type="string" office:string-value="Solapur" table:style-name="ce1">
            <text:p>Sola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loves" table:style-name="ce1">
            <text:p>Cloves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3" table:style-name="ce1">
            <text:p>3</text:p>
          </table:table-cell>
          <table:table-cell office:value-type="float" office:value="1500" table:style-name="ce1">
            <text:p>1500</text:p>
          </table:table-cell>
          <table:table-cell office:value-type="float" office:value="4500" table:style-name="ce1">
            <text:p>4500</text:p>
          </table:table-cell>
          <table:table-cell office:value-type="float" office:value="1200" table:style-name="ce1">
            <text:p>1200</text:p>
          </table:table-cell>
          <table:table-cell office:value-type="float" office:value="900" table:style-name="ce1">
            <text:p>900</text:p>
          </table:table-cell>
          <table:table-cell table:number-columns-repeated="16371"/>
        </table:table-row>
        <table:table-row table:style-name="ro1">
          <table:table-cell office:value-type="string" office:string-value="MM043" table:style-name="ce1">
            <text:p>MM043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Nashik Natural" table:style-name="ce1">
            <text:p>Nashik Natural</text:p>
          </table:table-cell>
          <table:table-cell office:value-type="string" office:string-value="Nashik" table:style-name="ce1">
            <text:p>Nashik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urry Leaves Powder" table:style-name="ce1">
            <text:p>Curry Leaves Powder</text:p>
          </table:table-cell>
          <table:table-cell office:value-type="string" office:string-value="Ground Spices" table:style-name="ce1">
            <text:p>Ground Spices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office:value-type="float" office:value="2500" table:style-name="ce1">
            <text:p>2500</text:p>
          </table:table-cell>
          <table:table-cell office:value-type="float" office:value="180" table:style-name="ce1">
            <text:p>180</text:p>
          </table:table-cell>
          <table:table-cell office:value-type="float" office:value="700" table:style-name="ce1">
            <text:p>700</text:p>
          </table:table-cell>
          <table:table-cell table:number-columns-repeated="16371"/>
        </table:table-row>
        <table:table-row table:style-name="ro1">
          <table:table-cell office:value-type="string" office:string-value="MM041" table:style-name="ce1">
            <text:p>MM041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remium" table:style-name="ce1">
            <text:p>Pune Premium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Nutmeg" table:style-name="ce1">
            <text:p>Nutmeg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float" office:value="1500" table:style-name="ce1">
            <text:p>15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2" table:style-name="ce1">
            <text:p>MM042</text:p>
          </table:table-cell>
          <table:table-cell office:value-type="date" office:date-value="2025-06-24T00:00:00" table:style-name="ce6">
            <text:p>24-Jun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Mumbai Magic" table:style-name="ce1">
            <text:p>Mumbai Magic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ace" table:style-name="ce1">
            <text:p>Mace</text:p>
          </table:table-cell>
          <table:table-cell office:value-type="string" office:string-value="Whole Spices" table:style-name="ce1">
            <text:p>Whole Spices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1">
            <text:p>2500</text:p>
          </table:table-cell>
          <table:table-cell office:value-type="float" office:value="2000" table:style-name="ce1">
            <text:p>20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MM048" table:style-name="ce1">
            <text:p>MM048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Priya Patel" table:style-name="ce1">
            <text:p>Priya Patel</text:p>
          </table:table-cell>
          <table:table-cell office:value-type="string" office:string-value="Mumbai Modern" table:style-name="ce1">
            <text:p>Mumbai Modern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Kitchen King Masala" table:style-name="ce1">
            <text:p>Kitchen King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1" table:style-name="ce1">
            <text:p>21</text:p>
          </table:table-cell>
          <table:table-cell office:value-type="float" office:value="320" table:style-name="ce1">
            <text:p>320</text:p>
          </table:table-cell>
          <table:table-cell office:value-type="float" office:value="6720" table:style-name="ce1">
            <text:p>6720</text:p>
          </table:table-cell>
          <table:table-cell office:value-type="float" office:value="200" table:style-name="ce1">
            <text:p>200</text:p>
          </table:table-cell>
          <table:table-cell office:value-type="float" office:value="2520" table:style-name="ce1">
            <text:p>2520</text:p>
          </table:table-cell>
          <table:table-cell table:number-columns-repeated="16371"/>
        </table:table-row>
        <table:table-row table:style-name="ro1">
          <table:table-cell office:value-type="string" office:string-value="MM047" table:style-name="ce1">
            <text:p>MM047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Sunita Singh" table:style-name="ce1">
            <text:p>Sunita Singh</text:p>
          </table:table-cell>
          <table:table-cell office:value-type="string" office:string-value="Thane Taste" table:style-name="ce1">
            <text:p>Thane Taste</text:p>
          </table:table-cell>
          <table:table-cell office:value-type="string" office:string-value="Thane" table:style-name="ce1">
            <text:p>Tha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icken Masala" table:style-name="ce1">
            <text:p>Chicken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7" table:style-name="ce1">
            <text:p>17</text:p>
          </table:table-cell>
          <table:table-cell office:value-type="float" office:value="360" table:style-name="ce1">
            <text:p>360</text:p>
          </table:table-cell>
          <table:table-cell office:value-type="float" office:value="6120" table:style-name="ce1">
            <text:p>6120</text:p>
          </table:table-cell>
          <table:table-cell office:value-type="float" office:value="230" table:style-name="ce1">
            <text:p>230</text:p>
          </table:table-cell>
          <table:table-cell office:value-type="float" office:value="2210" table:style-name="ce1">
            <text:p>2210</text:p>
          </table:table-cell>
          <table:table-cell table:number-columns-repeated="16371"/>
        </table:table-row>
        <table:table-row table:style-name="ro1">
          <table:table-cell office:value-type="string" office:string-value="MM050" table:style-name="ce1">
            <text:p>MM050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Final Order Cafe" table:style-name="ce1">
            <text:p>Final Order Cafe</text:p>
          </table:table-cell>
          <table:table-cell office:value-type="string" office:string-value="Mumbai" table:style-name="ce1">
            <text:p>Mumbai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Mixed Spice Powder" table:style-name="ce1">
            <text:p>Mixed Spice Powder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25" table:style-name="ce1">
            <text:p>25</text:p>
          </table:table-cell>
          <table:table-cell office:value-type="float" office:value="240" table:style-name="ce1">
            <text:p>240</text:p>
          </table:table-cell>
          <table:table-cell office:value-type="float" office:value="6000" table:style-name="ce1">
            <text:p>6000</text:p>
          </table:table-cell>
          <table:table-cell office:value-type="float" office:value="160" table:style-name="ce1">
            <text:p>160</text:p>
          </table:table-cell>
          <table:table-cell office:value-type="float" office:value="2000" table:style-name="ce1">
            <text:p>2000</text:p>
          </table:table-cell>
          <table:table-cell table:number-columns-repeated="16371"/>
        </table:table-row>
        <table:table-row table:style-name="ro1">
          <table:table-cell office:value-type="string" office:string-value="MM049" table:style-name="ce1">
            <text:p>MM049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Ramesh Gupta" table:style-name="ce1">
            <text:p>Ramesh Gupta</text:p>
          </table:table-cell>
          <table:table-cell office:value-type="string" office:string-value="Pune Perfect" table:style-name="ce1">
            <text:p>Pune Perfect</text:p>
          </table:table-cell>
          <table:table-cell office:value-type="string" office:string-value="Pune" table:style-name="ce1">
            <text:p>Pune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Chana Masala" table:style-name="ce1">
            <text:p>Chana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14" table:style-name="ce1">
            <text:p>14</text:p>
          </table:table-cell>
          <table:table-cell office:value-type="float" office:value="290" table:style-name="ce1">
            <text:p>290</text:p>
          </table:table-cell>
          <table:table-cell office:value-type="float" office:value="4060" table:style-name="ce1">
            <text:p>4060</text:p>
          </table:table-cell>
          <table:table-cell office:value-type="float" office:value="185" table:style-name="ce1">
            <text:p>185</text:p>
          </table:table-cell>
          <table:table-cell office:value-type="float" office:value="1470" table:style-name="ce1">
            <text:p>1470</text:p>
          </table:table-cell>
          <table:table-cell table:number-columns-repeated="16371"/>
        </table:table-row>
        <table:table-row table:style-name="ro1">
          <table:table-cell office:value-type="string" office:string-value="MM046" table:style-name="ce1">
            <text:p>MM046</text:p>
          </table:table-cell>
          <table:table-cell office:value-type="date" office:date-value="2025-07-24T00:00:00" table:style-name="ce6">
            <text:p>24-Jul-25</text:p>
          </table:table-cell>
          <table:table-cell office:value-type="string" office:string-value="Amit Kumar" table:style-name="ce1">
            <text:p>Amit Kumar</text:p>
          </table:table-cell>
          <table:table-cell office:value-type="string" office:string-value="Nagpur Nouvelle" table:style-name="ce1">
            <text:p>Nagpur Nouvelle</text:p>
          </table:table-cell>
          <table:table-cell office:value-type="string" office:string-value="Nagpur" table:style-name="ce1">
            <text:p>Nagpur</text:p>
          </table:table-cell>
          <table:table-cell office:value-type="string" office:string-value="Maharashtra" table:style-name="ce1">
            <text:p>Maharashtra</text:p>
          </table:table-cell>
          <table:table-cell office:value-type="string" office:string-value="Fish Masala" table:style-name="ce1">
            <text:p>Fish Masala</text:p>
          </table:table-cell>
          <table:table-cell office:value-type="string" office:string-value="Spice Blends" table:style-name="ce1">
            <text:p>Spice Blends</text:p>
          </table:table-cell>
          <table:table-cell office:value-type="float" office:value="9" table:style-name="ce1">
            <text:p>9</text:p>
          </table:table-cell>
          <table:table-cell office:value-type="float" office:value="380" table:style-name="ce1">
            <text:p>380</text:p>
          </table:table-cell>
          <table:table-cell office:value-type="float" office:value="3420" table:style-name="ce1">
            <text:p>3420</text:p>
          </table:table-cell>
          <table:table-cell office:value-type="float" office:value="240" table:style-name="ce1">
            <text:p>240</text:p>
          </table:table-cell>
          <table:table-cell office:value-type="float" office:value="1260" table:style-name="ce1">
            <text:p>1260</text:p>
          </table:table-cell>
          <table:table-cell table:number-columns-repeated="16371"/>
        </table:table-row>
        <table:table-row table:number-rows-repeated="3"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office:value-type="string" table:number-columns-spanned="13" table:number-rows-spanned="1" table:style-name="ce9">
            <text:p>total amount for each <text:s/>City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office:string-value="Mumbai" table:formula="of:=COM.MICROSOFT.UNIQUE([MasalaData.E2:.E51])" table:number-matrix-columns-spanned="1" table:number-matrix-rows-spanned="25" table:style-name="ce1">
            <text:p>Mumbai</text:p>
          </table:table-cell>
          <table:table-cell table:style-name="ce12"/>
          <table:table-cell office:value-type="float" office:value="46120" table:formula="of:=SUMIFS([MasalaData.K2:.K51]; [MasalaData.E2:.E51]; [.A146])" table:style-name="ce1">
            <text:p>4612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Pune" table:style-name="ce1">
            <text:p>Pune</text:p>
          </table:table-cell>
          <table:table-cell table:style-name="ce13"/>
          <table:table-cell office:value-type="float" office:value="34640" table:formula="of:=SUMIFS([MasalaData.K3:.K52]; [MasalaData.E3:.E52]; [.A147])" table:style-name="ce1">
            <text:p>3464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Nashik" table:style-name="ce1">
            <text:p>Nashik</text:p>
          </table:table-cell>
          <table:table-cell table:style-name="ce13"/>
          <table:table-cell office:value-type="float" office:value="11300" table:formula="of:=SUMIFS([MasalaData.K4:.K53]; [MasalaData.E4:.E53]; [.A148])" table:style-name="ce1">
            <text:p>113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Nagpur" table:style-name="ce1">
            <text:p>Nagpur</text:p>
          </table:table-cell>
          <table:table-cell table:style-name="ce13"/>
          <table:table-cell office:value-type="float" office:value="10820" table:formula="of:=SUMIFS([MasalaData.K5:.K54]; [MasalaData.E5:.E54]; [.A149])" table:style-name="ce1">
            <text:p>1082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Aurangabad" table:style-name="ce1">
            <text:p>Aurangabad</text:p>
          </table:table-cell>
          <table:table-cell table:style-name="ce13"/>
          <table:table-cell office:value-type="float" office:value="10840" table:formula="of:=SUMIFS([MasalaData.K6:.K55]; [MasalaData.E6:.E55]; [.A150])" table:style-name="ce1">
            <text:p>1084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Kolhapur" table:style-name="ce1">
            <text:p>Kolhapur</text:p>
          </table:table-cell>
          <table:table-cell table:style-name="ce13"/>
          <table:table-cell office:value-type="float" office:value="9650" table:formula="of:=SUMIFS([MasalaData.K7:.K56]; [MasalaData.E7:.E56]; [.A151])" table:style-name="ce1">
            <text:p>965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Solapur" table:style-name="ce1">
            <text:p>Solapur</text:p>
          </table:table-cell>
          <table:table-cell table:style-name="ce13"/>
          <table:table-cell office:value-type="float" office:value="9340" table:formula="of:=SUMIFS([MasalaData.K8:.K57]; [MasalaData.E8:.E57]; [.A152])" table:style-name="ce1">
            <text:p>934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Dhule" table:style-name="ce1">
            <text:p>Dhule</text:p>
          </table:table-cell>
          <table:table-cell table:style-name="ce13"/>
          <table:table-cell office:value-type="float" office:value="4160" table:formula="of:=SUMIFS([MasalaData.K9:.K58]; [MasalaData.E9:.E58]; [.A153])" table:style-name="ce1">
            <text:p>4160</text:p>
          </table:table-cell>
          <table:table-cell table:style-name="ce1">
            <draw:frame draw:z-index="1" draw:id="id1" draw:style-name="a1" draw:name="Chart 1" svg:x="0.39583in" svg:y="0.07292in" svg:width="3.64583in" svg:height="1.89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string" office:string-value="Latur" table:style-name="ce1">
            <text:p>Latur</text:p>
          </table:table-cell>
          <table:table-cell table:style-name="ce13"/>
          <table:table-cell office:value-type="float" office:value="1800" table:formula="of:=SUMIFS([MasalaData.K10:.K59]; [MasalaData.E10:.E59]; [.A154])" table:style-name="ce1">
            <text:p>18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Thane" table:style-name="ce1">
            <text:p>Thane</text:p>
          </table:table-cell>
          <table:table-cell table:style-name="ce13"/>
          <table:table-cell office:value-type="float" office:value="11880" table:formula="of:=SUMIFS([MasalaData.K11:.K60]; [MasalaData.E11:.E60]; [.A155])" table:style-name="ce1">
            <text:p>1188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Sangli" table:style-name="ce1">
            <text:p>Sangli</text:p>
          </table:table-cell>
          <table:table-cell table:style-name="ce13"/>
          <table:table-cell office:value-type="float" office:value="5400" table:formula="of:=SUMIFS([MasalaData.K12:.K61]; [MasalaData.E12:.E61]; [.A156])" table:style-name="ce1">
            <text:p>54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Satara" table:style-name="ce1">
            <text:p>Satara</text:p>
          </table:table-cell>
          <table:table-cell table:style-name="ce13"/>
          <table:table-cell office:value-type="float" office:value="5720" table:formula="of:=SUMIFS([MasalaData.K13:.K62]; [MasalaData.E13:.E62]; [.A157])" table:style-name="ce1">
            <text:p>572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Ahmednagar" table:style-name="ce1">
            <text:p>Ahmednagar</text:p>
          </table:table-cell>
          <table:table-cell table:style-name="ce13"/>
          <table:table-cell office:value-type="float" office:value="5600" table:formula="of:=SUMIFS([MasalaData.K14:.K63]; [MasalaData.E14:.E63]; [.A158])" table:style-name="ce1">
            <text:p>56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Beed" table:style-name="ce1">
            <text:p>Beed</text:p>
          </table:table-cell>
          <table:table-cell table:style-name="ce13"/>
          <table:table-cell office:value-type="float" office:value="1800" table:formula="of:=SUMIFS([MasalaData.K15:.K64]; [MasalaData.E15:.E64]; [.A159])" table:style-name="ce1">
            <text:p>18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Jalgaon" table:style-name="ce1">
            <text:p>Jalgaon</text:p>
          </table:table-cell>
          <table:table-cell table:style-name="ce13"/>
          <table:table-cell office:value-type="float" office:value="2400" table:formula="of:=SUMIFS([MasalaData.K16:.K65]; [MasalaData.E16:.E65]; [.A160])" table:style-name="ce1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Akola" table:style-name="ce1">
            <text:p>Akola</text:p>
          </table:table-cell>
          <table:table-cell table:style-name="ce13"/>
          <table:table-cell office:value-type="float" office:value="6300" table:formula="of:=SUMIFS([MasalaData.K17:.K66]; [MasalaData.E17:.E66]; [.A161])" table:style-name="ce1">
            <text:p>63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Wardha" table:style-name="ce1">
            <text:p>Wardha</text:p>
          </table:table-cell>
          <table:table-cell table:style-name="ce13"/>
          <table:table-cell office:value-type="float" office:value="2400" table:formula="of:=SUMIFS([MasalaData.K18:.K67]; [MasalaData.E18:.E67]; [.A162])" table:style-name="ce1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Yavatmal" table:style-name="ce1">
            <text:p>Yavatmal</text:p>
          </table:table-cell>
          <table:table-cell table:style-name="ce13"/>
          <table:table-cell office:value-type="float" office:value="2000" table:formula="of:=SUMIFS([MasalaData.K19:.K68]; [MasalaData.E19:.E68]; [.A163])" table:style-name="ce1">
            <text:p>20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Buldhana" table:style-name="ce1">
            <text:p>Buldhana</text:p>
          </table:table-cell>
          <table:table-cell table:style-name="ce13"/>
          <table:table-cell office:value-type="float" office:value="3000" table:formula="of:=SUMIFS([MasalaData.K20:.K69]; [MasalaData.E20:.E69]; [.A164])" table:style-name="ce1">
            <text:p>30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Washim" table:style-name="ce1">
            <text:p>Washim</text:p>
          </table:table-cell>
          <table:table-cell table:style-name="ce13"/>
          <table:table-cell office:value-type="float" office:value="5040" table:formula="of:=SUMIFS([MasalaData.K21:.K70]; [MasalaData.E21:.E70]; [.A165])" table:style-name="ce1">
            <text:p>504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Hingoli" table:style-name="ce1">
            <text:p>Hingoli</text:p>
          </table:table-cell>
          <table:table-cell table:style-name="ce13"/>
          <table:table-cell office:value-type="float" office:value="5280" table:formula="of:=SUMIFS([MasalaData.K22:.K71]; [MasalaData.E22:.E71]; [.A166])" table:style-name="ce1">
            <text:p>528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Nanded" table:style-name="ce1">
            <text:p>Nanded</text:p>
          </table:table-cell>
          <table:table-cell table:style-name="ce13"/>
          <table:table-cell office:value-type="float" office:value="4800" table:formula="of:=SUMIFS([MasalaData.K23:.K72]; [MasalaData.E23:.E72]; [.A167])" table:style-name="ce1">
            <text:p>480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Parbhani" table:style-name="ce1">
            <text:p>Parbhani</text:p>
          </table:table-cell>
          <table:table-cell table:style-name="ce13"/>
          <table:table-cell office:value-type="float" office:value="3080" table:formula="of:=SUMIFS([MasalaData.K24:.K73]; [MasalaData.E24:.E73]; [.A168])" table:style-name="ce1">
            <text:p>308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Jalna" table:style-name="ce1">
            <text:p>Jalna</text:p>
          </table:table-cell>
          <table:table-cell table:style-name="ce13"/>
          <table:table-cell office:value-type="float" office:value="3610" table:formula="of:=SUMIFS([MasalaData.K25:.K74]; [MasalaData.E25:.E74]; [.A169])" table:style-name="ce1">
            <text:p>361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Osmanabad" table:style-name="ce1">
            <text:p>Osmanabad</text:p>
          </table:table-cell>
          <table:table-cell table:style-name="ce13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number-columns-spanned="13" table:number-rows-spanned="1" table:style-name="ce9">
            <text:p>Total Revenue by Category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office:string-value="Ground Spices" table:formula="of:=COM.MICROSOFT.UNIQUE([MasalaData.H2:.H51])" table:number-matrix-columns-spanned="1" table:number-matrix-rows-spanned="3" table:style-name="ce1">
            <text:p>Ground Spices</text:p>
          </table:table-cell>
          <table:table-cell table:style-name="ce13"/>
          <table:table-cell office:value-type="float" office:value="73530" table:formula="of:=SUMIFS([MasalaData.K2:.K51]; [MasalaData.H2:.H51]; [.A174])" table:style-name="ce1">
            <text:p>7353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Spice Blends" table:style-name="ce1">
            <text:p>Spice Blends</text:p>
          </table:table-cell>
          <table:table-cell table:style-name="ce13"/>
          <table:table-cell office:value-type="float" office:value="74730" table:formula="of:=SUMIFS([MasalaData.K3:.K52]; [MasalaData.H3:.H52]; [.A175])" table:style-name="ce1">
            <text:p>74730</text:p>
          </table:table-cell>
          <table:table-cell table:number-columns-repeated="16381" table:style-name="ce1"/>
        </table:table-row>
        <table:table-row table:style-name="ro1">
          <table:table-cell office:value-type="string" office:string-value="Whole Spices" table:style-name="ce1">
            <text:p>Whole Spices</text:p>
          </table:table-cell>
          <table:table-cell table:style-name="ce13"/>
          <table:table-cell office:value-type="float" office:value="63520" table:formula="of:=SUMIFS([MasalaData.K4:.K53]; [MasalaData.H4:.H53]; [.A176])" table:style-name="ce1">
            <text:p>63520</text:p>
          </table:table-cell>
          <table:table-cell table:number-columns-repeated="16381" table:style-name="ce1"/>
        </table:table-row>
        <table:table-row table:number-rows-repeated="1048400" table:style-name="ro1">
          <table:table-cell table:number-columns-repeated="16384"/>
        </table:table-row>
      </table:table>
      <table:database-ranges>
        <table:database-range table:target-range-address="MasalaData.A1:MasalaData.M51" table:name="Table1" table:display-filter-buttons="true"/>
      </table:database-ranges>
      <table:data-pilot-tables>
        <table:data-pilot-table table:name="PivotTable2" table:target-range-address="PivotAnalysis.A3:PivotAnalysis.B12" table:show-filter-button="false" table:buttons="PivotAnalysis.A3">
          <table:source-cell-range table:cell-range-address="MasalaData.A1:MasalaData.M1048576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Ord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ustomer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pice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Quantity_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ice_Per_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otal_Am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st_Per_K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date-style style:name="N36P0" number:language="en" number:country="US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6EFCE"/>
      <style:text-properties fo:color="#006100"/>
    </style:style>
    <style:style style:name="cf3" style:family="table-cell">
      <style:table-cell-properties fo:background-color="#C0E4F5"/>
      <style:text-properties fo:color="#145F82"/>
    </style:style>
    <style:style style:name="cf4" style:family="table-cell">
      <style:table-cell-properties fo:background-color="#000000"/>
      <style:text-properties fo:color="#FFFFFF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3T03:01:06Z</meta:creation-date>
    <dc:date>2025-11-15T04:06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637c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637cef" draw:opacity="100%" draw:stroke="none"/>
    </style:style>
    <style:style style:family="chart" style:name="G0S0P1">
      <style:graphic-properties draw:fill="solid" draw:fill-color="#e3008c" draw:opacity="100%" draw:stroke="none"/>
    </style:style>
    <style:style style:family="chart" style:name="G0S0P2">
      <style:graphic-properties draw:fill="solid" draw:fill-color="#2aa0a4" draw:opacity="100%" draw:stroke="none"/>
    </style:style>
    <style:style style:family="chart" style:name="G0S0P3">
      <style:graphic-properties draw:fill="solid" draw:fill-color="#9373c0" draw:opacity="100%" draw:stroke="none"/>
    </style:style>
    <style:style style:family="chart" style:name="G0S0P4">
      <style:graphic-properties draw:fill="solid" draw:fill-color="#13a10e" draw:opacity="100%" draw:stroke="none"/>
    </style:style>
    <style:style style:family="chart" style:name="G0S0P5">
      <style:graphic-properties draw:fill="solid" draw:fill-color="#3a96dd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ca5010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57811b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/24/2025</text:p>
            </table:table-cell>
            <table:table-cell office:value-type="float" office:value="8450"/>
          </table:table-row>
          <table:table-row>
            <table:table-cell office:value-type="string">
              <text:p>2/24/2025</text:p>
            </table:table-cell>
            <table:table-cell office:value-type="float" office:value="11090"/>
          </table:table-row>
          <table:table-row>
            <table:table-cell office:value-type="string">
              <text:p>3/24/2025</text:p>
            </table:table-cell>
            <table:table-cell office:value-type="float" office:value="9970"/>
          </table:table-row>
          <table:table-row>
            <table:table-cell office:value-type="string">
              <text:p>4/24/2025</text:p>
            </table:table-cell>
            <table:table-cell office:value-type="float" office:value="9570"/>
          </table:table-row>
          <table:table-row>
            <table:table-cell office:value-type="string">
              <text:p>5/24/2025</text:p>
            </table:table-cell>
            <table:table-cell office:value-type="float" office:value="9840"/>
          </table:table-row>
          <table:table-row>
            <table:table-cell office:value-type="string">
              <text:p>6/24/2025</text:p>
            </table:table-cell>
            <table:table-cell office:value-type="float" office:value="8770"/>
          </table:table-row>
          <table:table-row>
            <table:table-cell office:value-type="string">
              <text:p>7/24/2025</text:p>
            </table:table-cell>
            <table:table-cell office:value-type="float" office:value="9460"/>
          </table:table-row>
          <table:table-row>
            <table:table-cell office:value-type="string">
              <text:p>(blank)</text:p>
            </table:table-cell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500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637ce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3008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6.5pt" svg:width="262.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is.$A$174:.$A$176"/>
          </chart:axis>
          <chart:axis chart:dimension="y" chart:name="primary-y" chart:style-name="Axs1">
            <chart:grid chart:class="major" chart:style-name="GMa1"/>
          </chart:axis>
          <chart:series chart:values-cell-range-address="Analysis.$B$174:.$B$176" chart:class="chart:line" chart:attached-axis="primary-y" chart:style-name="G0S0">
            <chart:data-point chart:repeated="3"/>
          </chart:series>
          <chart:series chart:values-cell-range-address="Analysis.$C$174:.$C$176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37ce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3008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is.$A$146:.$A$170"/>
          </chart:axis>
          <chart:axis chart:dimension="y" chart:name="primary-y" chart:style-name="Axs1">
            <chart:grid chart:class="major" chart:style-name="GMa1"/>
          </chart:axis>
          <chart:series chart:values-cell-range-address="Analysis.$B$146:.$B$170" chart:class="chart:bar" chart:attached-axis="primary-y" chart:style-name="G0S0">
            <chart:data-point chart:repeated="25"/>
          </chart:series>
          <chart:series chart:values-cell-range-address="Analysis.$C$146:.$C$170" chart:class="chart:bar" chart:attached-axis="primary-y" chart:style-name="G0S1"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